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2.75pt" style:font-size-complex="26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272a03" officeooo:paragraph-rsid="00272a03" style:font-size-asian="22.75pt" style:font-style-asian="normal" style:font-weight-asian="normal" style:font-size-complex="26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38f07e" officeooo:paragraph-rsid="0038f07e" style:font-size-asian="22.75pt" style:font-style-asian="normal" style:font-weight-asian="normal" style:font-size-complex="26pt" style:font-style-complex="normal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style:font-name="arial" fo:font-size="26pt" fo:font-style="normal" style:text-underline-style="none" fo:font-weight="normal" officeooo:rsid="0038f07e" officeooo:paragraph-rsid="0038f07e" style:font-size-asian="22.75pt" style:font-style-asian="normal" style:font-weight-asian="normal" style:font-size-complex="26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45fb20" officeooo:paragraph-rsid="0050a047" style:font-size-asian="22.75pt" style:font-style-asian="normal" style:font-weight-asian="normal" style:font-size-complex="26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6pt" fo:font-style="normal" style:text-underline-style="none" fo:font-weight="normal" officeooo:rsid="0045fb20" officeooo:paragraph-rsid="0045e878" style:font-size-asian="26pt" style:font-style-asian="normal" style:font-weight-asian="normal" style:font-size-complex="2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daeeb" officeooo:paragraph-rsid="000daeeb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6784" officeooo:paragraph-rsid="00146784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4ddf1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66b3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5956b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66b39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66b39" officeooo:paragraph-rsid="00166b39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203e0" officeooo:paragraph-rsid="002203e0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4e547" officeooo:paragraph-rsid="0024e547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6fe9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72a03" officeooo:paragraph-rsid="00272a03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b40a3" officeooo:paragraph-rsid="002b40a3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c7145" officeooo:paragraph-rsid="002c7145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3c49" officeooo:paragraph-rsid="002d3c49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dca33" officeooo:paragraph-rsid="002dca33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17312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1cf24" officeooo:paragraph-rsid="0031cf24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49460" officeooo:paragraph-rsid="00349460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7c32f" officeooo:paragraph-rsid="0037c32f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9ebf" officeooo:paragraph-rsid="00389ebf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8f07e" officeooo:paragraph-rsid="0038f07e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b3e8d" officeooo:paragraph-rsid="003b3e8d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3ec43b" officeooo:paragraph-rsid="003ec43b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314a3" officeooo:paragraph-rsid="004314a3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314a3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5fb20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5fb20" officeooo:paragraph-rsid="0050a047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aba75" officeooo:paragraph-rsid="004aba75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e4953" officeooo:paragraph-rsid="004e4953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f5b0b" officeooo:paragraph-rsid="004f5b0b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50a047" officeooo:paragraph-rsid="0050a047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50ead9" officeooo:paragraph-rsid="0050ead9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54424c" officeooo:paragraph-rsid="0054424c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555b4e" officeooo:paragraph-rsid="00555b4e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5a028d" officeooo:paragraph-rsid="005a028d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5f54bf" officeooo:paragraph-rsid="005f54bf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61427b" officeooo:paragraph-rsid="0061427b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601884" officeooo:paragraph-rsid="00601884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7ad09b" officeooo:paragraph-rsid="007ad09b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51e58" officeooo:paragraph-rsid="00851e58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5bd2c8" officeooo:paragraph-rsid="005bd2c8" style:font-size-asian="9.60000038146973pt" style:font-style-asian="normal" style:font-weight-asian="bold" style:font-size-complex="11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5dc63e" officeooo:paragraph-rsid="005dc63e" style:font-size-asian="9.60000038146973pt" style:font-style-asian="normal" style:font-weight-asian="bold" style:font-size-complex="11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5f1aa0" officeooo:paragraph-rsid="005f1aa0" style:font-size-asian="9.60000038146973pt" style:font-style-asian="normal" style:font-weight-asian="bold" style:font-size-complex="11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5f54bf" officeooo:paragraph-rsid="005f54bf" style:font-size-asian="9.60000038146973pt" style:font-style-asian="normal" style:font-weight-asian="bold" style:font-size-complex="11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6331c5" officeooo:paragraph-rsid="006331c5" style:font-size-asian="9.60000038146973pt" style:font-style-asian="normal" style:font-weight-asian="bold" style:font-size-complex="11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63dd42" officeooo:paragraph-rsid="0063dd42" style:font-size-asian="9.60000038146973pt" style:font-style-asian="normal" style:font-weight-asian="bold" style:font-size-complex="11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689e65" officeooo:paragraph-rsid="00689e65" style:font-size-asian="9.60000038146973pt" style:font-style-asian="normal" style:font-weight-asian="bold" style:font-size-complex="11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6c1e5c" officeooo:paragraph-rsid="006c1e5c" style:font-size-asian="9.60000038146973pt" style:font-style-asian="normal" style:font-weight-asian="bold" style:font-size-complex="11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6e1407" officeooo:paragraph-rsid="006e1407" style:font-size-asian="9.60000038146973pt" style:font-style-asian="normal" style:font-weight-asian="bold" style:font-size-complex="11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6f50c3" officeooo:paragraph-rsid="006f50c3" style:font-size-asian="9.60000038146973pt" style:font-style-asian="normal" style:font-weight-asian="bold" style:font-size-complex="11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70aee6" officeooo:paragraph-rsid="0070aee6" style:font-size-asian="9.60000038146973pt" style:font-style-asian="normal" style:font-weight-asian="bold" style:font-size-complex="11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760ab5" officeooo:paragraph-rsid="00760ab5" style:font-size-asian="9.60000038146973pt" style:font-style-asian="normal" style:font-weight-asian="bold" style:font-size-complex="11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78d39d" officeooo:paragraph-rsid="0078d39d" style:font-size-asian="9.60000038146973pt" style:font-style-asian="normal" style:font-weight-asian="bold" style:font-size-complex="11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657d8d" officeooo:paragraph-rsid="00657d8d" style:font-size-asian="9.60000038146973pt" style:font-style-asian="normal" style:font-weight-asian="bold" style:font-size-complex="11pt" style:font-style-complex="normal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style:font-name="arial" fo:font-size="11pt" fo:font-style="normal" style:text-underline-style="none" fo:font-weight="bold" officeooo:rsid="00657d8d" officeooo:paragraph-rsid="00657d8d" style:font-size-asian="9.60000038146973pt" style:font-style-asian="normal" style:font-weight-asian="bold" style:font-size-complex="11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7ad09b" officeooo:paragraph-rsid="007ad09b" style:font-size-asian="9.60000038146973pt" style:font-style-asian="normal" style:font-weight-asian="bold" style:font-size-complex="11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7b445b" officeooo:paragraph-rsid="007b445b" style:font-size-asian="9.60000038146973pt" style:font-style-asian="normal" style:font-weight-asian="bold" style:font-size-complex="11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7d2ce1" officeooo:paragraph-rsid="007d2ce1" style:font-size-asian="9.60000038146973pt" style:font-style-asian="normal" style:font-weight-asian="bold" style:font-size-complex="11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7dfef2" officeooo:paragraph-rsid="007dfef2" style:font-size-asian="9.60000038146973pt" style:font-style-asian="normal" style:font-weight-asian="bold" style:font-size-complex="11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7ffb7e" officeooo:paragraph-rsid="007ffb7e" style:font-size-asian="9.60000038146973pt" style:font-style-asian="normal" style:font-weight-asian="bold" style:font-size-complex="11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811a17" officeooo:paragraph-rsid="00811a17" style:font-size-asian="9.60000038146973pt" style:font-style-asian="normal" style:font-weight-asian="bold" style:font-size-complex="11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83f889" officeooo:paragraph-rsid="0083f889" style:font-size-asian="9.60000038146973pt" style:font-style-asian="normal" style:font-weight-asian="bold" style:font-size-complex="11pt" style:font-style-complex="normal" style:font-weight-complex="bold"/>
    </style:style>
    <style:style style:name="P94" style:family="paragraph" style:parent-style-name="Standard">
      <style:paragraph-properties fo:text-align="start" style:justify-single-word="false" fo:break-before="page"/>
      <style:text-properties style:font-name="arial" fo:font-size="11pt" fo:font-style="normal" style:text-underline-style="none" fo:font-weight="bold" officeooo:rsid="0083f889" officeooo:paragraph-rsid="0083f889" style:font-size-asian="9.60000038146973pt" style:font-style-asian="normal" style:font-weight-asian="bold" style:font-size-complex="11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851e58" officeooo:paragraph-rsid="00851e58" style:font-size-asian="9.60000038146973pt" style:font-style-asian="normal" style:font-weight-asian="bold" style:font-size-complex="11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89ebf" officeooo:paragraph-rsid="00389ebf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c6bee" officeooo:paragraph-rsid="003c6bee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50a047" officeooo:paragraph-rsid="0050a047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officeooo:rsid="003ec43b" officeooo:paragraph-rsid="0041478f" style:font-size-asian="9.60000038146973pt" style:font-style-asian="italic" style:font-weight-asian="normal" style:font-size-complex="11pt" style:font-style-complex="italic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arial" fo:font-size="14pt" fo:font-weight="bold" officeooo:rsid="000c7134" officeooo:paragraph-rsid="000c7134" style:font-size-asian="12.25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daeeb" officeooo:paragraph-rsid="000daeeb" style:font-size-asian="12.25pt" style:font-weight-asian="bold" style:font-size-complex="14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342a0" officeooo:paragraph-rsid="001342a0" style:font-size-asian="12.25pt" style:font-weight-asian="bold" style:font-size-complex="14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46784" officeooo:paragraph-rsid="00146784" style:font-size-asian="12.25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 fo:break-before="page"/>
      <style:text-properties style:font-name="arial" fo:font-size="14pt" style:text-underline-style="none" fo:font-weight="bold" officeooo:rsid="0015956b" officeooo:paragraph-rsid="0015956b" style:font-size-asian="12.25pt" style:font-weight-asian="bold" style:font-size-complex="14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93e20" officeooo:paragraph-rsid="00193e20" style:font-size-asian="12.25pt" style:font-weight-asian="bold" style:font-size-complex="14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3eaac" officeooo:paragraph-rsid="0023eaac" style:font-size-asian="12.25pt" style:font-weight-asian="bold" style:font-size-complex="14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4e547" officeooo:paragraph-rsid="0024e547" style:font-size-asian="12.25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9e2ca" officeooo:paragraph-rsid="0029e2ca" style:font-size-asian="12.25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c7145" officeooo:paragraph-rsid="002c7145" style:font-size-asian="12.25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d3c49" officeooo:paragraph-rsid="002d3c49" style:font-size-asian="12.25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f884e" officeooo:paragraph-rsid="002f884e" style:font-size-asian="12.25pt" style:font-style-asian="normal" style:font-weight-asian="bold" style:font-size-complex="14pt" style:font-style-complex="normal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2f884e" officeooo:paragraph-rsid="00317312" style:font-size-asian="12.25pt" style:font-style-asian="normal" style:font-weight-asian="bold" style:font-size-complex="14pt" style:font-style-complex="normal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17312" officeooo:paragraph-rsid="00317312" style:font-size-asian="12.25pt" style:font-style-asian="normal" style:font-weight-asian="bold" style:font-size-complex="14pt" style:font-style-complex="normal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25483" officeooo:paragraph-rsid="00325483" style:font-size-asian="12.25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7c32f" officeooo:paragraph-rsid="0037c32f" style:font-size-asian="12.25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8f07e" officeooo:paragraph-rsid="0038f07e" style:font-size-asian="12.25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b3e8d" officeooo:paragraph-rsid="003b3e8d" style:font-size-asian="12.25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45fb20" officeooo:paragraph-rsid="0045e878" style:font-size-asian="12.25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50a047" officeooo:paragraph-rsid="0050a047" style:font-size-asian="12.25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555b4e" officeooo:paragraph-rsid="00555b4e" style:font-size-asian="12.25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601884" officeooo:paragraph-rsid="00601884" style:font-size-asian="12.25pt" style:font-style-asian="normal" style:font-weight-asian="bold" style:font-size-complex="14pt" style:font-style-complex="normal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61427b" officeooo:paragraph-rsid="0061427b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7ad09b" officeooo:paragraph-rsid="007ad09b" style:font-size-asian="12.25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342575" officeooo:paragraph-rsid="00342575" style:font-size-asian="12.25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style:paragraph-properties fo:text-align="start" style:justify-single-word="false" fo:break-before="page"/>
      <style:text-properties style:font-name="arial" fo:font-size="14pt" fo:font-style="normal" style:text-underline-style="none" fo:font-weight="bold" officeooo:rsid="0045fb20" officeooo:paragraph-rsid="0050a047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normal" officeooo:rsid="0045fb20" officeooo:paragraph-rsid="0045e878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normal" officeooo:rsid="0045fb20" officeooo:paragraph-rsid="0050a047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5ede" officeooo:paragraph-rsid="00385ede" style:font-size-asian="12.25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9ebf" officeooo:paragraph-rsid="00389ebf" style:font-size-asian="12.25pt" style:font-style-asian="normal" style:font-weight-asian="bold" style:font-size-complex="14pt" style:font-style-complex="normal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8f07e" officeooo:paragraph-rsid="0038f07e" style:font-size-asian="12.25pt" style:font-style-asian="normal" style:font-weight-asian="bold" style:font-size-complex="14pt" style:font-style-complex="normal" style:font-weight-complex="bold"/>
    </style:style>
    <style:style style:name="P13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03e0" officeooo:paragraph-rsid="002203e0"/>
    </style:style>
    <style:style style:name="P136" style:family="paragraph" style:parent-style-name="Standard">
      <style:text-properties fo:font-weight="bold" officeooo:rsid="00722f4a" officeooo:paragraph-rsid="00722f4a" style:font-weight-asian="bold" style:font-weight-complex="bold"/>
    </style:style>
    <style:style style:name="P137" style:family="paragraph" style:parent-style-name="Standard">
      <style:text-properties fo:font-weight="bold" officeooo:rsid="00743e03" officeooo:paragraph-rsid="00743e03" style:font-weight-asian="bold" style:font-weight-complex="bold"/>
    </style:style>
    <style:style style:name="P138" style:family="paragraph" style:parent-style-name="Standard">
      <style:paragraph-properties fo:break-before="page"/>
      <style:text-properties officeooo:rsid="0071cab0" officeooo:paragraph-rsid="0071cab0"/>
    </style:style>
    <style:style style:name="P139" style:family="paragraph" style:parent-style-name="Standard">
      <style:text-properties officeooo:paragraph-rsid="008df4c8"/>
    </style:style>
    <style:style style:name="P140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142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819c0" officeooo:paragraph-rsid="001819c0" style:font-size-asian="9.60000038146973pt" style:font-weight-asian="normal" style:font-size-complex="11pt" style:font-weight-complex="normal"/>
    </style:style>
    <style:style style:name="P144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93e20" officeooo:paragraph-rsid="00193e20" style:font-size-asian="9.60000038146973pt" style:font-weight-asian="normal" style:font-size-complex="11pt" style:font-weight-complex="normal"/>
    </style:style>
    <style:style style:name="P145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c6927" officeooo:paragraph-rsid="001c6927" style:font-size-asian="9.60000038146973pt" style:font-weight-asian="normal" style:font-size-complex="11pt" style:font-weight-complex="normal"/>
    </style:style>
    <style:style style:name="P146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dbc87" officeooo:paragraph-rsid="001dbc87" style:font-size-asian="9.60000038146973pt" style:font-weight-asian="normal" style:font-size-complex="11pt" style:font-weight-complex="normal"/>
    </style:style>
    <style:style style:name="P147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1f7d77" officeooo:paragraph-rsid="001f7d77" style:font-size-asian="9.60000038146973pt" style:font-weight-asian="normal" style:font-size-complex="11pt" style:font-weight-complex="normal"/>
    </style:style>
    <style:style style:name="P148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1735e" officeooo:paragraph-rsid="001f7d77" style:font-size-asian="9.60000038146973pt" style:font-weight-asian="normal" style:font-size-complex="11pt" style:font-weight-complex="normal"/>
    </style:style>
    <style:style style:name="P149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3eaac" officeooo:paragraph-rsid="0023eaac" style:font-size-asian="9.60000038146973pt" style:font-weight-asian="normal" style:font-size-complex="11pt" style:font-weight-complex="normal"/>
    </style:style>
    <style:style style:name="P150" style:family="paragraph" style:parent-style-name="Standard" style:list-style-name="L7">
      <style:paragraph-properties fo:text-align="start" style:justify-single-word="false"/>
      <style:text-properties style:font-name="arial" fo:font-size="11pt" fo:font-style="normal" style:text-underline-style="none" fo:font-weight="normal" officeooo:rsid="0023eaac" officeooo:paragraph-rsid="0023eaac" style:font-size-asian="9.60000038146973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6fe9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 style:list-style-name="L8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 style:list-style-name="L9">
      <style:paragraph-properties fo:text-align="start" style:justify-single-word="false"/>
      <style:text-properties style:font-name="arial" fo:font-size="11pt" fo:font-style="normal" style:text-underline-style="none" fo:font-weight="normal" officeooo:rsid="0025bde7" officeooo:paragraph-rsid="0025bde7" style:font-size-asian="9.60000038146973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 style:list-style-name="L10">
      <style:paragraph-properties fo:text-align="start" style:justify-single-word="false"/>
      <style:text-properties style:font-name="arial" fo:font-size="11pt" fo:font-style="normal" style:text-underline-style="none" fo:font-weight="normal" officeooo:rsid="00317312" officeooo:paragraph-rsid="00317312" style:font-size-asian="9.60000038146973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 style:list-style-name="L11">
      <style:paragraph-properties fo:text-align="start" style:justify-single-word="false"/>
      <style:text-properties style:font-name="arial" fo:font-size="11pt" fo:font-style="normal" style:text-underline-style="none" fo:font-weight="normal" officeooo:rsid="002d3c49" officeooo:paragraph-rsid="002d3c49" style:font-size-asian="9.60000038146973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 style:list-style-name="L12">
      <style:paragraph-properties fo:text-align="start" style:justify-single-word="false"/>
      <style:text-properties style:font-name="arial" fo:font-size="11pt" fo:font-style="normal" style:text-underline-style="none" fo:font-weight="normal" officeooo:rsid="002ec1eb" officeooo:paragraph-rsid="002ec1eb" style:font-size-asian="9.60000038146973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 style:list-style-name="L12">
      <style:paragraph-properties fo:text-align="start" style:justify-single-word="false"/>
      <style:text-properties style:font-name="arial" fo:font-size="11pt" fo:font-style="normal" style:text-underline-style="none" fo:font-weight="normal" officeooo:rsid="002f884e" officeooo:paragraph-rsid="002f884e" style:font-size-asian="9.60000038146973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 style:list-style-name="L10">
      <style:paragraph-properties fo:text-align="start" style:justify-single-word="false"/>
      <style:text-properties style:font-name="arial" fo:font-size="11pt" fo:font-style="normal" style:text-underline-style="none" fo:font-weight="normal" officeooo:rsid="008a2a51" officeooo:paragraph-rsid="008a2a51" style:font-size-asian="9.60000038146973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 style:list-style-name="L13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 style:list-style-name="L14">
      <style:paragraph-properties fo:text-align="start" style:justify-single-word="false"/>
      <style:text-properties style:font-name="arial" fo:font-size="11pt" fo:font-style="normal" style:text-underline-style="none" fo:font-weight="normal" officeooo:rsid="00325483" officeooo:paragraph-rsid="00325483" style:font-size-asian="9.60000038146973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 style:list-style-name="L15">
      <style:paragraph-properties fo:text-align="start" style:justify-single-word="false"/>
      <style:text-properties style:font-name="arial" fo:font-size="11pt" fo:font-style="normal" style:text-underline-style="none" fo:font-weight="normal" officeooo:rsid="00342575" officeooo:paragraph-rsid="00342575" style:font-size-asian="9.60000038146973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 style:list-style-name="L15">
      <style:paragraph-properties fo:text-align="start" style:justify-single-word="false"/>
      <style:text-properties style:font-name="arial" fo:font-size="11pt" fo:font-style="normal" style:text-underline-style="none" fo:font-weight="normal" officeooo:rsid="00349460" officeooo:paragraph-rsid="00349460" style:font-size-asian="9.60000038146973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 style:list-style-name="L16">
      <style:paragraph-properties fo:text-align="start" style:justify-single-word="false"/>
      <style:text-properties style:font-name="arial" fo:font-size="11pt" fo:font-style="normal" style:text-underline-style="none" fo:font-weight="normal" officeooo:rsid="0037c32f" officeooo:paragraph-rsid="0037c32f" style:font-size-asian="9.60000038146973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 style:list-style-name="L16">
      <style:paragraph-properties fo:text-align="start" style:justify-single-word="false"/>
      <style:text-properties style:font-name="arial" fo:font-size="11pt" fo:font-style="normal" style:text-underline-style="none" fo:font-weight="normal" officeooo:rsid="00385ede" officeooo:paragraph-rsid="00385ede" style:font-size-asian="9.60000038146973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 style:list-style-name="L17">
      <style:paragraph-properties fo:text-align="start" style:justify-single-word="false"/>
      <style:text-properties style:font-name="arial" fo:font-size="11pt" fo:font-style="normal" style:text-underline-style="none" fo:font-weight="normal" officeooo:rsid="003c6bee" officeooo:paragraph-rsid="003c6bee" style:font-size-asian="9.60000038146973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 style:list-style-name="L17">
      <style:paragraph-properties fo:text-align="start" style:justify-single-word="false"/>
      <style:text-properties style:font-name="arial" fo:font-size="11pt" fo:font-style="normal" style:text-underline-style="none" fo:font-weight="normal" officeooo:rsid="003e3ecf" officeooo:paragraph-rsid="003e3ecf" style:font-size-asian="9.60000038146973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3ec43b" officeooo:paragraph-rsid="003ec43b" style:font-size-asian="9.60000038146973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1478f" officeooo:paragraph-rsid="0041478f" style:font-size-asian="9.60000038146973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2035e" officeooo:paragraph-rsid="0042035e" style:font-size-asian="9.60000038146973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314a3" officeooo:paragraph-rsid="004314a3" style:font-size-asian="9.60000038146973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 style:list-style-name="L18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 style:list-style-name="L19">
      <style:paragraph-properties fo:text-align="start" style:justify-single-word="false"/>
      <style:text-properties style:font-name="arial" fo:font-size="11pt" fo:font-style="normal" style:text-underline-style="none" fo:font-weight="normal" officeooo:rsid="0045e878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 style:list-style-name="L19">
      <style:paragraph-properties fo:text-align="start" style:justify-single-word="false"/>
      <style:text-properties style:font-name="arial" fo:font-size="11pt" fo:font-style="normal" style:text-underline-style="none" fo:font-weight="normal" officeooo:rsid="0045fb20" officeooo:paragraph-rsid="0045e878" style:font-size-asian="9.60000038146973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45fb20" officeooo:paragraph-rsid="0050a047" style:font-size-asian="9.60000038146973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 style:list-style-name="L21">
      <style:paragraph-properties fo:text-align="start" style:justify-single-word="false"/>
      <style:text-properties style:font-name="arial" fo:font-size="11pt" fo:font-style="normal" style:text-underline-style="none" fo:font-weight="normal" officeooo:rsid="007b445b" officeooo:paragraph-rsid="007b445b" style:font-size-asian="9.60000038146973pt" style:font-style-asian="normal" style:font-weight-asian="normal" style:font-size-complex="11pt" style:font-style-complex="normal" style:font-weight-complex="normal"/>
    </style:style>
    <style:style style:name="P176" style:family="paragraph" style:parent-style-name="Standard" style:list-style-name="L22">
      <style:paragraph-properties fo:text-align="start" style:justify-single-word="false"/>
      <style:text-properties style:font-name="arial" fo:font-size="11pt" fo:font-style="normal" style:text-underline-style="none" fo:font-weight="normal" officeooo:rsid="007b445b" officeooo:paragraph-rsid="007b445b" style:font-size-asian="9.60000038146973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 style:list-style-name="L23">
      <style:paragraph-properties fo:text-align="start" style:justify-single-word="false"/>
      <style:text-properties style:font-name="arial" fo:font-size="11pt" fo:font-style="normal" style:text-underline-style="none" fo:font-weight="normal" officeooo:rsid="007dfef2" officeooo:paragraph-rsid="007dfef2" style:font-size-asian="9.60000038146973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 style:list-style-name="L24">
      <style:paragraph-properties fo:text-align="start" style:justify-single-word="false"/>
      <style:text-properties style:font-name="arial" fo:font-size="11pt" fo:font-style="normal" style:text-underline-style="none" fo:font-weight="normal" officeooo:rsid="007ffb7e" officeooo:paragraph-rsid="007ffb7e" style:font-size-asian="9.60000038146973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 style:list-style-name="L27">
      <style:paragraph-properties fo:text-align="start" style:justify-single-word="false"/>
      <style:text-properties style:font-name="arial" fo:font-size="11pt" fo:font-style="normal" style:text-underline-style="none" fo:font-weight="normal" officeooo:rsid="007ffb7e" officeooo:paragraph-rsid="007ffb7e" style:font-size-asian="9.60000038146973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 style:list-style-name="L28">
      <style:paragraph-properties fo:text-align="start" style:justify-single-word="false"/>
      <style:text-properties style:font-name="arial" fo:font-size="11pt" fo:font-style="normal" style:text-underline-style="none" fo:font-weight="normal" officeooo:rsid="00811a17" officeooo:paragraph-rsid="00811a17" style:font-size-asian="9.60000038146973pt" style:font-style-asian="normal" style:font-weight-asian="normal" style:font-size-complex="11pt" style:font-style-complex="normal" style:font-weight-complex="normal"/>
    </style:style>
    <style:style style:name="P181" style:family="paragraph" style:parent-style-name="Standard" style:list-style-name="L29">
      <style:paragraph-properties fo:text-align="start" style:justify-single-word="false"/>
      <style:text-properties style:font-name="arial" fo:font-size="11pt" fo:font-style="normal" style:text-underline-style="none" fo:font-weight="normal" officeooo:rsid="0083f889" officeooo:paragraph-rsid="0083f889" style:font-size-asian="9.60000038146973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 style:list-style-name="L31">
      <style:paragraph-properties fo:text-align="start" style:justify-single-word="false"/>
      <style:text-properties style:font-name="arial" fo:font-size="11pt" fo:font-style="normal" style:text-underline-style="none" fo:font-weight="normal" officeooo:rsid="00851e58" officeooo:paragraph-rsid="00851e58" style:font-size-asian="9.60000038146973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 style:list-style-name="L32">
      <style:paragraph-properties fo:text-align="start" style:justify-single-word="false"/>
      <style:text-properties style:font-name="arial" fo:font-size="11pt" fo:font-style="normal" style:text-underline-style="none" fo:font-weight="normal" officeooo:rsid="004f5b0b" officeooo:paragraph-rsid="004e4953" style:font-size-asian="9.60000038146973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 style:list-style-name="L32">
      <style:paragraph-properties fo:text-align="start" style:justify-single-word="false"/>
      <style:text-properties style:font-name="arial" fo:font-size="11pt" fo:font-style="normal" style:text-underline-style="none" fo:font-weight="normal" officeooo:rsid="004f5b0b" officeooo:paragraph-rsid="004f5b0b" style:font-size-asian="9.60000038146973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 style:list-style-name="L33">
      <style:paragraph-properties fo:text-align="start" style:justify-single-word="false"/>
      <style:text-properties style:font-name="arial" fo:font-size="11pt" fo:font-style="normal" style:text-underline-style="none" fo:font-weight="normal" officeooo:rsid="0050a047" officeooo:paragraph-rsid="0050a047" style:font-size-asian="9.60000038146973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 style:list-style-name="L34">
      <style:paragraph-properties fo:text-align="start" style:justify-single-word="false"/>
      <style:text-properties style:font-name="arial" fo:font-size="11pt" fo:font-style="normal" style:text-underline-style="none" fo:font-weight="normal" officeooo:rsid="0050a047" officeooo:paragraph-rsid="0050a047" style:font-size-asian="9.60000038146973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 style:list-style-name="L34">
      <style:paragraph-properties fo:text-align="start" style:justify-single-word="false"/>
      <style:text-properties style:font-name="arial" fo:font-size="11pt" fo:font-style="normal" style:text-underline-style="none" fo:font-weight="normal" officeooo:rsid="0050a047" officeooo:paragraph-rsid="00523b4e" style:font-size-asian="9.60000038146973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 style:list-style-name="L34">
      <style:paragraph-properties fo:text-align="start" style:justify-single-word="false"/>
      <style:text-properties style:font-name="arial" fo:font-size="11pt" fo:font-style="normal" style:text-underline-style="none" fo:font-weight="normal" officeooo:rsid="0050a047" officeooo:paragraph-rsid="0053da0a" style:font-size-asian="9.60000038146973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 style:list-style-name="L34">
      <style:paragraph-properties fo:text-align="start" style:justify-single-word="false"/>
      <style:text-properties style:font-name="arial" fo:font-size="11pt" fo:font-style="normal" style:text-underline-style="none" fo:font-weight="normal" officeooo:rsid="0050a047" officeooo:paragraph-rsid="0050ead9" style:font-size-asian="9.60000038146973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 style:list-style-name="L35">
      <style:paragraph-properties fo:text-align="start" style:justify-single-word="false"/>
      <style:text-properties style:font-name="arial" fo:font-size="11pt" fo:font-style="normal" style:text-underline-style="none" fo:font-weight="normal" officeooo:rsid="0050ead9" officeooo:paragraph-rsid="0050ead9" style:font-size-asian="9.60000038146973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 style:list-style-name="L36">
      <style:paragraph-properties fo:text-align="start" style:justify-single-word="false"/>
      <style:text-properties style:font-name="arial" fo:font-size="11pt" fo:font-style="normal" style:text-underline-style="none" fo:font-weight="normal" officeooo:rsid="00555b4e" officeooo:paragraph-rsid="00555b4e" style:font-size-asian="9.60000038146973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 style:list-style-name="L36">
      <style:paragraph-properties fo:text-align="start" style:justify-single-word="false"/>
      <style:text-properties style:font-name="arial" fo:font-size="11pt" fo:font-style="normal" style:text-underline-style="none" fo:font-weight="normal" officeooo:rsid="00555b4e" officeooo:paragraph-rsid="00954e81" style:font-size-asian="9.60000038146973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555b4e" officeooo:paragraph-rsid="00555b4e" style:font-size-asian="9.60000038146973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 style:list-style-name="L37">
      <style:paragraph-properties fo:text-align="start" style:justify-single-word="false"/>
      <style:text-properties style:font-name="arial" fo:font-size="11pt" fo:font-style="normal" style:text-underline-style="none" fo:font-weight="normal" officeooo:rsid="005dc63e" officeooo:paragraph-rsid="005dc63e" style:font-size-asian="9.60000038146973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 style:list-style-name="L38">
      <style:paragraph-properties fo:text-align="start" style:justify-single-word="false"/>
      <style:text-properties style:font-name="arial" fo:font-size="11pt" fo:font-style="normal" style:text-underline-style="none" fo:font-weight="normal" officeooo:rsid="005dc63e" officeooo:paragraph-rsid="005dc63e" style:font-size-asian="9.60000038146973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 style:list-style-name="L40">
      <style:paragraph-properties fo:text-align="start" style:justify-single-word="false"/>
      <style:text-properties style:font-name="arial" fo:font-size="11pt" fo:font-style="normal" style:text-underline-style="none" fo:font-weight="normal" officeooo:rsid="005dc63e" officeooo:paragraph-rsid="005dc63e" style:font-size-asian="9.60000038146973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 style:list-style-name="L41">
      <style:paragraph-properties fo:text-align="start" style:justify-single-word="false"/>
      <style:text-properties style:font-name="arial" fo:font-size="11pt" fo:font-style="normal" style:text-underline-style="none" fo:font-weight="normal" officeooo:rsid="005f1aa0" officeooo:paragraph-rsid="005f1aa0" style:font-size-asian="9.60000038146973pt" style:font-style-asian="normal" style:font-weight-asian="normal" style:font-size-complex="11pt" style:font-style-complex="normal" style:font-weight-complex="normal"/>
    </style:style>
    <style:style style:name="P198" style:family="paragraph" style:parent-style-name="Standard" style:list-style-name="L42">
      <style:paragraph-properties fo:text-align="start" style:justify-single-word="false"/>
      <style:text-properties style:font-name="arial" fo:font-size="11pt" fo:font-style="normal" style:text-underline-style="none" fo:font-weight="normal" officeooo:rsid="005f54bf" officeooo:paragraph-rsid="005f54bf" style:font-size-asian="9.60000038146973pt" style:font-style-asian="normal" style:font-weight-asian="normal" style:font-size-complex="11pt" style:font-style-complex="normal" style:font-weight-complex="normal"/>
    </style:style>
    <style:style style:name="P199" style:family="paragraph" style:parent-style-name="Standard" style:list-style-name="L43">
      <style:paragraph-properties fo:text-align="start" style:justify-single-word="false"/>
      <style:text-properties style:font-name="arial" fo:font-size="11pt" fo:font-style="normal" style:text-underline-style="none" fo:font-weight="normal" officeooo:rsid="006331c5" officeooo:paragraph-rsid="006331c5" style:font-size-asian="9.60000038146973pt" style:font-style-asian="normal" style:font-weight-asian="normal" style:font-size-complex="11pt" style:font-style-complex="normal" style:font-weight-complex="normal"/>
    </style:style>
    <style:style style:name="P200" style:family="paragraph" style:parent-style-name="Standard" style:list-style-name="L43">
      <style:paragraph-properties fo:text-align="start" style:justify-single-word="false"/>
      <style:text-properties style:font-name="arial" fo:font-size="11pt" fo:font-style="normal" style:text-underline-style="none" fo:font-weight="normal" officeooo:rsid="0063dd42" officeooo:paragraph-rsid="006331c5" style:font-size-asian="9.60000038146973pt" style:font-style-asian="normal" style:font-weight-asian="normal" style:font-size-complex="11pt" style:font-style-complex="normal" style:font-weight-complex="normal"/>
    </style:style>
    <style:style style:name="P201" style:family="paragraph" style:parent-style-name="Standard" style:list-style-name="L44">
      <style:paragraph-properties fo:text-align="start" style:justify-single-word="false"/>
      <style:text-properties style:font-name="arial" fo:font-size="11pt" fo:font-style="normal" style:text-underline-style="none" fo:font-weight="normal" officeooo:rsid="0063dd42" officeooo:paragraph-rsid="0063dd42" style:font-size-asian="9.60000038146973pt" style:font-style-asian="normal" style:font-weight-asian="normal" style:font-size-complex="11pt" style:font-style-complex="normal" style:font-weight-complex="normal"/>
    </style:style>
    <style:style style:name="P202" style:family="paragraph" style:parent-style-name="Standard" style:list-style-name="L46">
      <style:paragraph-properties fo:text-align="start" style:justify-single-word="false"/>
      <style:text-properties style:font-name="arial" fo:font-size="11pt" fo:font-style="normal" style:text-underline-style="none" fo:font-weight="normal" officeooo:rsid="00657d8d" officeooo:paragraph-rsid="00657d8d" style:font-size-asian="9.60000038146973pt" style:font-style-asian="normal" style:font-weight-asian="normal" style:font-size-complex="11pt" style:font-style-complex="normal" style:font-weight-complex="normal"/>
    </style:style>
    <style:style style:name="P203" style:family="paragraph" style:parent-style-name="Standard" style:list-style-name="L49">
      <style:paragraph-properties fo:text-align="start" style:justify-single-word="false"/>
      <style:text-properties style:font-name="arial" fo:font-size="11pt" fo:font-style="normal" style:text-underline-style="none" fo:font-weight="normal" officeooo:rsid="00689e65" officeooo:paragraph-rsid="00689e65" style:font-size-asian="9.60000038146973pt" style:font-style-asian="normal" style:font-weight-asian="normal" style:font-size-complex="11pt" style:font-style-complex="normal" style:font-weight-complex="normal"/>
    </style:style>
    <style:style style:name="P204" style:family="paragraph" style:parent-style-name="Standard" style:list-style-name="L50">
      <style:paragraph-properties fo:text-align="start" style:justify-single-word="false"/>
      <style:text-properties style:font-name="arial" fo:font-size="11pt" fo:font-style="normal" style:text-underline-style="none" fo:font-weight="normal" officeooo:rsid="006c1e5c" officeooo:paragraph-rsid="006c1e5c" style:font-size-asian="9.60000038146973pt" style:font-style-asian="normal" style:font-weight-asian="normal" style:font-size-complex="11pt" style:font-style-complex="normal" style:font-weight-complex="normal"/>
    </style:style>
    <style:style style:name="P205" style:family="paragraph" style:parent-style-name="Standard" style:list-style-name="L51">
      <style:paragraph-properties fo:text-align="start" style:justify-single-word="false"/>
      <style:text-properties style:font-name="arial" fo:font-size="11pt" fo:font-style="normal" style:text-underline-style="none" fo:font-weight="normal" officeooo:rsid="006c1e5c" officeooo:paragraph-rsid="006c1e5c" style:font-size-asian="9.60000038146973pt" style:font-style-asian="normal" style:font-weight-asian="normal" style:font-size-complex="11pt" style:font-style-complex="normal" style:font-weight-complex="normal"/>
    </style:style>
    <style:style style:name="P206" style:family="paragraph" style:parent-style-name="Standard" style:list-style-name="L51">
      <style:paragraph-properties fo:text-align="start" style:justify-single-word="false"/>
      <style:text-properties style:font-name="arial" fo:font-size="11pt" fo:font-style="normal" style:text-underline-style="none" fo:font-weight="normal" officeooo:rsid="006dcf9e" officeooo:paragraph-rsid="006c1e5c" style:font-size-asian="9.60000038146973pt" style:font-style-asian="normal" style:font-weight-asian="normal" style:font-size-complex="11pt" style:font-style-complex="normal" style:font-weight-complex="normal"/>
    </style:style>
    <style:style style:name="P207" style:family="paragraph" style:parent-style-name="Standard" style:list-style-name="L53">
      <style:paragraph-properties fo:text-align="start" style:justify-single-word="false"/>
      <style:text-properties style:font-name="arial" fo:font-size="11pt" fo:font-style="normal" style:text-underline-style="none" fo:font-weight="normal" officeooo:rsid="006e1407" officeooo:paragraph-rsid="006e1407" style:font-size-asian="9.60000038146973pt" style:font-style-asian="normal" style:font-weight-asian="normal" style:font-size-complex="11pt" style:font-style-complex="normal" style:font-weight-complex="normal"/>
    </style:style>
    <style:style style:name="P208" style:family="paragraph" style:parent-style-name="Standard" style:list-style-name="L54">
      <style:paragraph-properties fo:text-align="start" style:justify-single-word="false"/>
      <style:text-properties style:font-name="arial" fo:font-size="11pt" fo:font-style="normal" style:text-underline-style="none" fo:font-weight="normal" officeooo:rsid="006e1407" officeooo:paragraph-rsid="006e1407" style:font-size-asian="9.60000038146973pt" style:font-style-asian="normal" style:font-weight-asian="normal" style:font-size-complex="11pt" style:font-style-complex="normal" style:font-weight-complex="normal"/>
    </style:style>
    <style:style style:name="P209" style:family="paragraph" style:parent-style-name="Standard" style:list-style-name="L55">
      <style:paragraph-properties fo:text-align="start" style:justify-single-word="false"/>
      <style:text-properties style:font-name="arial" fo:font-size="11pt" fo:font-style="normal" style:text-underline-style="none" fo:font-weight="normal" officeooo:rsid="006e1407" officeooo:paragraph-rsid="006e1407" style:font-size-asian="9.60000038146973pt" style:font-style-asian="normal" style:font-weight-asian="normal" style:font-size-complex="11pt" style:font-style-complex="normal" style:font-weight-complex="normal"/>
    </style:style>
    <style:style style:name="P210" style:family="paragraph" style:parent-style-name="Standard" style:list-style-name="L56">
      <style:paragraph-properties fo:text-align="start" style:justify-single-word="false"/>
      <style:text-properties style:font-name="arial" fo:font-size="11pt" fo:font-style="normal" style:text-underline-style="none" fo:font-weight="normal" officeooo:rsid="006f50c3" officeooo:paragraph-rsid="006f50c3" style:font-size-asian="9.60000038146973pt" style:font-style-asian="normal" style:font-weight-asian="normal" style:font-size-complex="11pt" style:font-style-complex="normal" style:font-weight-complex="normal"/>
    </style:style>
    <style:style style:name="P211" style:family="paragraph" style:parent-style-name="Standard" style:list-style-name="L57">
      <style:paragraph-properties fo:text-align="start" style:justify-single-word="false"/>
      <style:text-properties style:font-name="arial" fo:font-size="11pt" fo:font-style="normal" style:text-underline-style="none" fo:font-weight="normal" officeooo:rsid="006f50c3" officeooo:paragraph-rsid="006f50c3" style:font-size-asian="9.60000038146973pt" style:font-style-asian="normal" style:font-weight-asian="normal" style:font-size-complex="11pt" style:font-style-complex="normal" style:font-weight-complex="normal"/>
    </style:style>
    <style:style style:name="P212" style:family="paragraph" style:parent-style-name="Standard" style:list-style-name="L58">
      <style:paragraph-properties fo:text-align="start" style:justify-single-word="false"/>
      <style:text-properties style:font-name="arial" fo:font-size="11pt" fo:font-style="normal" style:text-underline-style="none" fo:font-weight="normal" officeooo:rsid="0070aee6" officeooo:paragraph-rsid="0070aee6" style:font-size-asian="9.60000038146973pt" style:font-style-asian="normal" style:font-weight-asian="normal" style:font-size-complex="11pt" style:font-style-complex="normal" style:font-weight-complex="normal"/>
    </style:style>
    <style:style style:name="P213" style:family="paragraph" style:parent-style-name="Standard" style:list-style-name="L60">
      <style:text-properties style:font-name="arial" fo:font-size="11pt" fo:font-style="normal" style:text-underline-style="none" fo:font-weight="normal" officeooo:rsid="0071cab0" officeooo:paragraph-rsid="0071cab0" style:font-size-asian="9.60000038146973pt" style:font-style-asian="normal" style:font-weight-asian="normal" style:font-size-complex="11pt" style:font-style-complex="normal" style:font-weight-complex="normal"/>
    </style:style>
    <style:style style:name="P214" style:family="paragraph" style:parent-style-name="Standard" style:list-style-name="L60">
      <style:text-properties style:font-name="arial" fo:font-size="11pt" fo:font-style="normal" style:text-underline-style="none" fo:font-weight="normal" officeooo:rsid="0071cab0" officeooo:paragraph-rsid="007a7e1d" style:font-size-asian="9.60000038146973pt" style:font-style-asian="normal" style:font-weight-asian="normal" style:font-size-complex="11pt" style:font-style-complex="normal" style:font-weight-complex="normal"/>
    </style:style>
    <style:style style:name="P215" style:family="paragraph" style:parent-style-name="Standard" style:list-style-name="L61">
      <style:text-properties style:font-name="arial" fo:font-size="11pt" fo:font-style="normal" style:text-underline-style="none" fo:font-weight="normal" officeooo:rsid="00722f4a" officeooo:paragraph-rsid="00722f4a" style:font-size-asian="9.60000038146973pt" style:font-style-asian="normal" style:font-weight-asian="normal" style:font-size-complex="11pt" style:font-style-complex="normal" style:font-weight-complex="normal"/>
    </style:style>
    <style:style style:name="P216" style:family="paragraph" style:parent-style-name="Standard" style:list-style-name="L62">
      <style:text-properties style:font-name="arial" fo:font-size="11pt" fo:font-style="normal" style:text-underline-style="none" fo:font-weight="normal" officeooo:rsid="00726d9a" officeooo:paragraph-rsid="00722f4a" style:font-size-asian="9.60000038146973pt" style:font-style-asian="normal" style:font-weight-asian="normal" style:font-size-complex="11pt" style:font-style-complex="normal" style:font-weight-complex="normal"/>
    </style:style>
    <style:style style:name="P217" style:family="paragraph" style:parent-style-name="Standard" style:list-style-name="L63">
      <style:text-properties style:font-name="arial" fo:font-size="11pt" fo:font-style="normal" style:text-underline-style="none" fo:font-weight="normal" officeooo:rsid="00745397" officeooo:paragraph-rsid="00743e03" style:font-size-asian="9.60000038146973pt" style:font-style-asian="normal" style:font-weight-asian="normal" style:font-size-complex="11pt" style:font-style-complex="normal" style:font-weight-complex="normal"/>
    </style:style>
    <style:style style:name="P218" style:family="paragraph" style:parent-style-name="Standard" style:list-style-name="L63">
      <style:text-properties style:font-name="arial" fo:font-size="11pt" fo:font-style="normal" style:text-underline-style="none" fo:font-weight="normal" officeooo:rsid="00745397" officeooo:paragraph-rsid="00745397" style:font-size-asian="9.60000038146973pt" style:font-style-asian="normal" style:font-weight-asian="normal" style:font-size-complex="11pt" style:font-style-complex="normal" style:font-weight-complex="normal"/>
    </style:style>
    <style:style style:name="P219" style:family="paragraph" style:parent-style-name="Standard" style:list-style-name="L65">
      <style:paragraph-properties fo:text-align="start" style:justify-single-word="false"/>
      <style:text-properties style:font-name="arial" fo:font-size="11pt" fo:font-style="normal" style:text-underline-style="none" fo:font-weight="normal" officeooo:rsid="00760ab5" officeooo:paragraph-rsid="00760ab5" style:font-size-asian="9.60000038146973pt" style:font-style-asian="normal" style:font-weight-asian="normal" style:font-size-complex="11pt" style:font-style-complex="normal" style:font-weight-complex="normal"/>
    </style:style>
    <style:style style:name="P220" style:family="paragraph" style:parent-style-name="Standard" style:list-style-name="L65">
      <style:paragraph-properties fo:text-align="start" style:justify-single-word="false"/>
      <style:text-properties style:font-name="arial" fo:font-size="11pt" fo:font-style="normal" style:text-underline-style="none" fo:font-weight="normal" officeooo:rsid="00765d5c" officeooo:paragraph-rsid="00765d5c" style:font-size-asian="9.60000038146973pt" style:font-style-asian="normal" style:font-weight-asian="normal" style:font-size-complex="11pt" style:font-style-complex="normal" style:font-weight-complex="normal"/>
    </style:style>
    <style:style style:name="P221" style:family="paragraph" style:parent-style-name="Standard" style:list-style-name="L66">
      <style:paragraph-properties fo:text-align="start" style:justify-single-word="false"/>
      <style:text-properties style:font-name="arial" fo:font-size="11pt" fo:font-style="normal" style:text-underline-style="none" fo:font-weight="normal" officeooo:rsid="0078d39d" officeooo:paragraph-rsid="0078d39d" style:font-size-asian="9.60000038146973pt" style:font-style-asian="normal" style:font-weight-asian="normal" style:font-size-complex="11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54424c" officeooo:paragraph-rsid="0054424c" style:font-size-asian="9.60000038146973pt" style:font-style-asian="normal" style:font-weight-asian="normal" style:font-size-complex="11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61427b" officeooo:paragraph-rsid="0061427b" style:font-size-asian="9.60000038146973pt" style:font-style-asian="normal" style:font-weight-asian="normal" style:font-size-complex="11pt" style:font-style-complex="normal" style:font-weight-complex="normal"/>
    </style:style>
    <style:style style:name="P224" style:family="paragraph" style:parent-style-name="Standard" style:list-style-name="L20">
      <style:paragraph-properties fo:text-align="start" style:justify-single-word="false"/>
      <style:text-properties style:font-name="arial" fo:font-size="11pt" fo:font-style="normal" style:text-underline-style="none" fo:font-weight="bold" officeooo:rsid="007ad09b" officeooo:paragraph-rsid="007ad09b" style:font-size-asian="9.60000038146973pt" style:font-style-asian="normal" style:font-weight-asian="bold" style:font-size-complex="11pt" style:font-style-complex="normal" style:font-weight-complex="bold"/>
    </style:style>
    <style:style style:name="P225" style:family="paragraph" style:parent-style-name="Standard" style:list-style-name="L21">
      <style:paragraph-properties fo:text-align="start" style:justify-single-word="false"/>
      <style:text-properties style:font-name="arial" fo:font-size="11pt" fo:font-style="normal" style:text-underline-style="none" fo:font-weight="bold" officeooo:rsid="007b445b" officeooo:paragraph-rsid="007b445b" style:font-size-asian="9.60000038146973pt" style:font-style-asian="normal" style:font-weight-asian="bold" style:font-size-complex="11pt" style:font-style-complex="normal" style:font-weight-complex="bold"/>
    </style:style>
    <style:style style:name="P226" style:family="paragraph" style:parent-style-name="Standard" style:list-style-name="L22">
      <style:paragraph-properties fo:text-align="start" style:justify-single-word="false"/>
      <style:text-properties style:font-name="arial" fo:font-size="11pt" fo:font-style="normal" style:text-underline-style="none" fo:font-weight="bold" officeooo:rsid="007b445b" officeooo:paragraph-rsid="007b445b" style:font-size-asian="9.60000038146973pt" style:font-style-asian="normal" style:font-weight-asian="bold" style:font-size-complex="11pt" style:font-style-complex="normal" style:font-weight-complex="bold"/>
    </style:style>
    <style:style style:name="P227" style:family="paragraph" style:parent-style-name="Standard" style:list-style-name="L24">
      <style:paragraph-properties fo:text-align="start" style:justify-single-word="false"/>
      <style:text-properties style:font-name="arial" fo:font-size="11pt" fo:font-style="normal" style:text-underline-style="none" fo:font-weight="bold" officeooo:rsid="007ffb7e" officeooo:paragraph-rsid="007ffb7e" style:font-size-asian="9.60000038146973pt" style:font-style-asian="normal" style:font-weight-asian="bold" style:font-size-complex="11pt" style:font-style-complex="normal" style:font-weight-complex="bold"/>
    </style:style>
    <style:style style:name="P228" style:family="paragraph" style:parent-style-name="Standard" style:list-style-name="L27">
      <style:paragraph-properties fo:text-align="start" style:justify-single-word="false"/>
      <style:text-properties style:font-name="arial" fo:font-size="11pt" fo:font-style="normal" style:text-underline-style="none" fo:font-weight="bold" officeooo:rsid="007ffb7e" officeooo:paragraph-rsid="007ffb7e" style:font-size-asian="9.60000038146973pt" style:font-style-asian="normal" style:font-weight-asian="bold" style:font-size-complex="11pt" style:font-style-complex="normal" style:font-weight-complex="bold"/>
    </style:style>
    <style:style style:name="P229" style:family="paragraph" style:parent-style-name="Standard" style:list-style-name="L25">
      <style:paragraph-properties fo:text-align="start" style:justify-single-word="false"/>
      <style:text-properties style:font-name="arial" fo:font-size="11pt" fo:font-style="normal" style:text-underline-style="none" fo:font-weight="bold" officeooo:rsid="007dfef2" officeooo:paragraph-rsid="007dfef2" style:font-size-asian="9.60000038146973pt" style:font-style-asian="normal" style:font-weight-asian="bold" style:font-size-complex="11pt" style:font-style-complex="normal" style:font-weight-complex="bold"/>
    </style:style>
    <style:style style:name="P230" style:family="paragraph" style:parent-style-name="Standard" style:list-style-name="L26">
      <style:paragraph-properties fo:text-align="start" style:justify-single-word="false"/>
      <style:text-properties style:font-name="arial" fo:font-size="11pt" fo:font-style="normal" style:text-underline-style="none" fo:font-weight="bold" officeooo:rsid="007dfef2" officeooo:paragraph-rsid="007dfef2" style:font-size-asian="9.60000038146973pt" style:font-style-asian="normal" style:font-weight-asian="bold" style:font-size-complex="11pt" style:font-style-complex="normal" style:font-weight-complex="bold"/>
    </style:style>
    <style:style style:name="P231" style:family="paragraph" style:parent-style-name="Standard" style:list-style-name="L28">
      <style:paragraph-properties fo:text-align="start" style:justify-single-word="false"/>
      <style:text-properties style:font-name="arial" fo:font-size="11pt" fo:font-style="normal" style:text-underline-style="none" fo:font-weight="bold" officeooo:rsid="00811a17" officeooo:paragraph-rsid="00811a17" style:font-size-asian="9.60000038146973pt" style:font-style-asian="normal" style:font-weight-asian="bold" style:font-size-complex="11pt" style:font-style-complex="normal" style:font-weight-complex="bold"/>
    </style:style>
    <style:style style:name="P232" style:family="paragraph" style:parent-style-name="Standard" style:list-style-name="L30">
      <style:paragraph-properties fo:text-align="start" style:justify-single-word="false"/>
      <style:text-properties style:font-name="arial" fo:font-size="11pt" fo:font-style="normal" style:text-underline-style="none" fo:font-weight="bold" officeooo:rsid="0083f889" officeooo:paragraph-rsid="0083f889" style:font-size-asian="9.60000038146973pt" style:font-style-asian="normal" style:font-weight-asian="bold" style:font-size-complex="11pt" style:font-style-complex="normal" style:font-weight-complex="bold"/>
    </style:style>
    <style:style style:name="P233" style:family="paragraph" style:parent-style-name="Standard" style:list-style-name="L37">
      <style:paragraph-properties fo:text-align="start" style:justify-single-word="false"/>
      <style:text-properties style:font-name="arial" fo:font-size="11pt" fo:font-style="normal" style:text-underline-style="none" fo:font-weight="bold" officeooo:rsid="005dc63e" officeooo:paragraph-rsid="005dc63e" style:font-size-asian="9.60000038146973pt" style:font-style-asian="normal" style:font-weight-asian="bold" style:font-size-complex="11pt" style:font-style-complex="normal" style:font-weight-complex="bold"/>
    </style:style>
    <style:style style:name="P234" style:family="paragraph" style:parent-style-name="Standard" style:list-style-name="L38">
      <style:paragraph-properties fo:text-align="start" style:justify-single-word="false"/>
      <style:text-properties style:font-name="arial" fo:font-size="11pt" fo:font-style="normal" style:text-underline-style="none" fo:font-weight="bold" officeooo:rsid="005dc63e" officeooo:paragraph-rsid="005dc63e" style:font-size-asian="9.60000038146973pt" style:font-style-asian="normal" style:font-weight-asian="bold" style:font-size-complex="11pt" style:font-style-complex="normal" style:font-weight-complex="bold"/>
    </style:style>
    <style:style style:name="P235" style:family="paragraph" style:parent-style-name="Standard" style:list-style-name="L39">
      <style:paragraph-properties fo:text-align="start" style:justify-single-word="false"/>
      <style:text-properties style:font-name="arial" fo:font-size="11pt" fo:font-style="normal" style:text-underline-style="none" fo:font-weight="bold" officeooo:rsid="005dc63e" officeooo:paragraph-rsid="005dc63e" style:font-size-asian="9.60000038146973pt" style:font-style-asian="normal" style:font-weight-asian="bold" style:font-size-complex="11pt" style:font-style-complex="normal" style:font-weight-complex="bold"/>
    </style:style>
    <style:style style:name="P236" style:family="paragraph" style:parent-style-name="Standard" style:list-style-name="L43">
      <style:paragraph-properties fo:text-align="start" style:justify-single-word="false"/>
      <style:text-properties style:font-name="arial" fo:font-size="11pt" fo:font-style="normal" style:text-underline-style="none" fo:font-weight="bold" officeooo:rsid="006331c5" officeooo:paragraph-rsid="006331c5" style:font-size-asian="9.60000038146973pt" style:font-style-asian="normal" style:font-weight-asian="bold" style:font-size-complex="11pt" style:font-style-complex="normal" style:font-weight-complex="bold"/>
    </style:style>
    <style:style style:name="P237" style:family="paragraph" style:parent-style-name="Standard" style:list-style-name="L45">
      <style:paragraph-properties fo:text-align="start" style:justify-single-word="false"/>
      <style:text-properties style:font-name="arial" fo:font-size="11pt" fo:font-style="normal" style:text-underline-style="none" fo:font-weight="bold" officeooo:rsid="0063dd42" officeooo:paragraph-rsid="0063dd42" style:font-size-asian="9.60000038146973pt" style:font-style-asian="normal" style:font-weight-asian="bold" style:font-size-complex="11pt" style:font-style-complex="normal" style:font-weight-complex="bold"/>
    </style:style>
    <style:style style:name="P238" style:family="paragraph" style:parent-style-name="Standard" style:list-style-name="L46">
      <style:paragraph-properties fo:text-align="start" style:justify-single-word="false"/>
      <style:text-properties style:font-name="arial" fo:font-size="11pt" fo:font-style="normal" style:text-underline-style="none" fo:font-weight="bold" officeooo:rsid="00657d8d" officeooo:paragraph-rsid="00657d8d" style:font-size-asian="9.60000038146973pt" style:font-style-asian="normal" style:font-weight-asian="bold" style:font-size-complex="11pt" style:font-style-complex="normal" style:font-weight-complex="bold"/>
    </style:style>
    <style:style style:name="P239" style:family="paragraph" style:parent-style-name="Standard" style:list-style-name="L47">
      <style:paragraph-properties fo:text-align="start" style:justify-single-word="false"/>
      <style:text-properties style:font-name="arial" fo:font-size="11pt" fo:font-style="normal" style:text-underline-style="none" fo:font-weight="bold" officeooo:rsid="00689e65" officeooo:paragraph-rsid="00689e65" style:font-size-asian="9.60000038146973pt" style:font-style-asian="normal" style:font-weight-asian="bold" style:font-size-complex="11pt" style:font-style-complex="normal" style:font-weight-complex="bold"/>
    </style:style>
    <style:style style:name="P240" style:family="paragraph" style:parent-style-name="Standard" style:list-style-name="L49">
      <style:paragraph-properties fo:text-align="start" style:justify-single-word="false"/>
      <style:text-properties style:font-name="arial" fo:font-size="11pt" fo:font-style="normal" style:text-underline-style="none" fo:font-weight="bold" officeooo:rsid="00689e65" officeooo:paragraph-rsid="00698ef2" style:font-size-asian="9.60000038146973pt" style:font-style-asian="normal" style:font-weight-asian="bold" style:font-size-complex="11pt" style:font-style-complex="normal" style:font-weight-complex="bold"/>
    </style:style>
    <style:style style:name="P241" style:family="paragraph" style:parent-style-name="Standard" style:list-style-name="L48">
      <style:paragraph-properties fo:text-align="start" style:justify-single-word="false"/>
      <style:text-properties style:font-name="arial" fo:font-size="11pt" fo:font-style="normal" style:text-underline-style="none" fo:font-weight="bold" officeooo:rsid="006a3ccb" officeooo:paragraph-rsid="006a3ccb" style:font-size-asian="9.60000038146973pt" style:font-style-asian="normal" style:font-weight-asian="bold" style:font-size-complex="11pt" style:font-style-complex="normal" style:font-weight-complex="bold"/>
    </style:style>
    <style:style style:name="P242" style:family="paragraph" style:parent-style-name="Standard" style:list-style-name="L51">
      <style:paragraph-properties fo:text-align="start" style:justify-single-word="false"/>
      <style:text-properties style:font-name="arial" fo:font-size="11pt" fo:font-style="normal" style:text-underline-style="none" fo:font-weight="bold" officeooo:rsid="006c1e5c" officeooo:paragraph-rsid="006c1e5c" style:font-size-asian="9.60000038146973pt" style:font-style-asian="normal" style:font-weight-asian="bold" style:font-size-complex="11pt" style:font-style-complex="normal" style:font-weight-complex="bold"/>
    </style:style>
    <style:style style:name="P243" style:family="paragraph" style:parent-style-name="Standard" style:list-style-name="L52">
      <style:paragraph-properties fo:text-align="start" style:justify-single-word="false"/>
      <style:text-properties style:font-name="arial" fo:font-size="11pt" fo:font-style="normal" style:text-underline-style="none" fo:font-weight="bold" officeooo:rsid="006e1407" officeooo:paragraph-rsid="006e1407" style:font-size-asian="9.60000038146973pt" style:font-style-asian="normal" style:font-weight-asian="bold" style:font-size-complex="11pt" style:font-style-complex="normal" style:font-weight-complex="bold"/>
    </style:style>
    <style:style style:name="P244" style:family="paragraph" style:parent-style-name="Standard" style:list-style-name="L53">
      <style:paragraph-properties fo:text-align="start" style:justify-single-word="false"/>
      <style:text-properties style:font-name="arial" fo:font-size="11pt" fo:font-style="normal" style:text-underline-style="none" fo:font-weight="bold" officeooo:rsid="006e1407" officeooo:paragraph-rsid="006e1407" style:font-size-asian="9.60000038146973pt" style:font-style-asian="normal" style:font-weight-asian="bold" style:font-size-complex="11pt" style:font-style-complex="normal" style:font-weight-complex="bold"/>
    </style:style>
    <style:style style:name="P245" style:family="paragraph" style:parent-style-name="Standard" style:list-style-name="L55">
      <style:paragraph-properties fo:text-align="start" style:justify-single-word="false"/>
      <style:text-properties style:font-name="arial" fo:font-size="11pt" fo:font-style="normal" style:text-underline-style="none" fo:font-weight="bold" officeooo:rsid="006e1407" officeooo:paragraph-rsid="006e1407" style:font-size-asian="9.60000038146973pt" style:font-style-asian="normal" style:font-weight-asian="bold" style:font-size-complex="11pt" style:font-style-complex="normal" style:font-weight-complex="bold"/>
    </style:style>
    <style:style style:name="P246" style:family="paragraph" style:parent-style-name="Standard" style:list-style-name="L56">
      <style:paragraph-properties fo:text-align="start" style:justify-single-word="false"/>
      <style:text-properties style:font-name="arial" fo:font-size="11pt" fo:font-style="normal" style:text-underline-style="none" fo:font-weight="bold" officeooo:rsid="006f50c3" officeooo:paragraph-rsid="006f50c3" style:font-size-asian="9.60000038146973pt" style:font-style-asian="normal" style:font-weight-asian="bold" style:font-size-complex="11pt" style:font-style-complex="normal" style:font-weight-complex="bold"/>
    </style:style>
    <style:style style:name="P247" style:family="paragraph" style:parent-style-name="Standard" style:list-style-name="L57">
      <style:paragraph-properties fo:text-align="start" style:justify-single-word="false"/>
      <style:text-properties style:font-name="arial" fo:font-size="11pt" fo:font-style="normal" style:text-underline-style="none" fo:font-weight="bold" officeooo:rsid="006f50c3" officeooo:paragraph-rsid="006f50c3" style:font-size-asian="9.60000038146973pt" style:font-style-asian="normal" style:font-weight-asian="bold" style:font-size-complex="11pt" style:font-style-complex="normal" style:font-weight-complex="bold"/>
    </style:style>
    <style:style style:name="P248" style:family="paragraph" style:parent-style-name="Standard" style:list-style-name="L58">
      <style:paragraph-properties fo:text-align="start" style:justify-single-word="false"/>
      <style:text-properties style:font-name="arial" fo:font-size="11pt" fo:font-style="normal" style:text-underline-style="none" fo:font-weight="bold" officeooo:rsid="0070aee6" officeooo:paragraph-rsid="0070aee6" style:font-size-asian="9.60000038146973pt" style:font-style-asian="normal" style:font-weight-asian="bold" style:font-size-complex="11pt" style:font-style-complex="normal" style:font-weight-complex="bold"/>
    </style:style>
    <style:style style:name="P249" style:family="paragraph" style:parent-style-name="Standard" style:list-style-name="L64">
      <style:paragraph-properties fo:text-align="start" style:justify-single-word="false"/>
      <style:text-properties style:font-name="arial" fo:font-size="11pt" fo:font-style="normal" style:text-underline-style="none" fo:font-weight="bold" officeooo:rsid="00760ab5" officeooo:paragraph-rsid="00760ab5" style:font-size-asian="9.60000038146973pt" style:font-style-asian="normal" style:font-weight-asian="bold" style:font-size-complex="11pt" style:font-style-complex="normal" style:font-weight-complex="bold"/>
    </style:style>
    <style:style style:name="P250" style:family="paragraph" style:parent-style-name="Standard" style:list-style-name="L65">
      <style:paragraph-properties fo:text-align="start" style:justify-single-word="false"/>
      <style:text-properties style:font-name="arial" fo:font-size="11pt" fo:font-style="normal" style:text-underline-style="none" fo:font-weight="bold" officeooo:rsid="00760ab5" officeooo:paragraph-rsid="00760ab5" style:font-size-asian="9.60000038146973pt" style:font-style-asian="normal" style:font-weight-asian="bold" style:font-size-complex="11pt" style:font-style-complex="normal" style:font-weight-complex="bold"/>
    </style:style>
    <style:style style:name="P251" style:family="paragraph" style:parent-style-name="Standard" style:list-style-name="L65">
      <style:paragraph-properties fo:text-align="start" style:justify-single-word="false"/>
      <style:text-properties style:font-name="arial" fo:font-size="11pt" fo:font-style="normal" style:text-underline-style="none" fo:font-weight="bold" officeooo:rsid="00765d5c" officeooo:paragraph-rsid="0077d030" style:font-size-asian="9.60000038146973pt" style:font-style-asian="normal" style:font-weight-asian="bold" style:font-size-complex="11pt" style:font-style-complex="normal" style:font-weight-complex="bold"/>
    </style:style>
    <style:style style:name="P252" style:family="paragraph" style:parent-style-name="Standard" style:list-style-name="L66">
      <style:paragraph-properties fo:text-align="start" style:justify-single-word="false"/>
      <style:text-properties style:font-name="arial" fo:font-size="11pt" fo:font-style="normal" style:text-underline-style="none" fo:font-weight="bold" officeooo:rsid="0078d39d" officeooo:paragraph-rsid="0078d39d" style:font-size-asian="9.60000038146973pt" style:font-style-asian="normal" style:font-weight-asian="bold" style:font-size-complex="11pt" style:font-style-complex="normal" style:font-weight-complex="bold"/>
    </style:style>
    <style:style style:name="P25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984be5" officeooo:paragraph-rsid="00984be5" style:font-size-asian="9.60000038146973pt" style:font-style-asian="normal" style:font-weight-asian="bold" style:font-size-complex="11pt" style:font-style-complex="normal" style:font-weight-complex="bold"/>
    </style:style>
    <style:style style:name="P254" style:family="paragraph" style:parent-style-name="Standard" style:list-style-name="L67">
      <style:paragraph-properties fo:text-align="start" style:justify-single-word="false"/>
      <style:text-properties style:font-name="arial" fo:font-size="11pt" fo:font-style="normal" style:text-underline-style="none" fo:font-weight="bold" officeooo:rsid="00984be5" officeooo:paragraph-rsid="00984be5" style:font-size-asian="9.60000038146973pt" style:font-style-asian="normal" style:font-weight-asian="bold" style:font-size-complex="11pt" style:font-style-complex="normal" style:font-weight-complex="bold"/>
    </style:style>
    <style:style style:name="P255" style:family="paragraph" style:parent-style-name="Standard" style:list-style-name="L18">
      <style:paragraph-properties fo:text-align="start" style:justify-single-word="false"/>
      <style:text-properties style:font-name="arial" fo:font-size="11pt" fo:font-style="italic" style:text-underline-style="none" fo:font-weight="normal" officeooo:rsid="004314a3" officeooo:paragraph-rsid="004314a3" style:font-size-asian="9.60000038146973pt" style:font-style-asian="italic" style:font-weight-asian="normal" style:font-size-complex="11pt" style:font-style-complex="italic" style:font-weight-complex="normal"/>
    </style:style>
    <style:style style:name="P256" style:family="paragraph" style:parent-style-name="Standard" style:list-style-name="L4">
      <style:paragraph-properties fo:text-align="start" style:justify-single-word="false"/>
      <style:text-properties style:font-name="arial" fo:font-size="14pt" style:text-underline-style="none" fo:font-weight="bold" officeooo:rsid="001819c0" officeooo:paragraph-rsid="001819c0" style:font-size-asian="12.25pt" style:font-weight-asian="bold" style:font-size-complex="14pt" style:font-weight-complex="bold"/>
    </style:style>
    <style:style style:name="P257" style:family="paragraph" style:parent-style-name="Standard" style:list-style-name="L5">
      <style:paragraph-properties fo:text-align="start" style:justify-single-word="false"/>
      <style:text-properties style:font-name="arial" fo:font-size="14pt" style:text-underline-style="none" fo:font-weight="bold" officeooo:rsid="001cf577" officeooo:paragraph-rsid="001cf577" style:font-size-asian="12.25pt" style:font-weight-asian="bold" style:font-size-complex="14pt" style:font-weight-complex="bold"/>
    </style:style>
    <style:style style:name="P258" style:family="paragraph" style:parent-style-name="Standard" style:list-style-name="L13">
      <style:paragraph-properties fo:text-align="start" style:justify-single-word="false"/>
      <style:text-properties style:font-name="arial" fo:font-size="14pt" fo:font-style="normal" style:text-underline-style="none" fo:font-weight="bold" officeooo:rsid="0031cf24" officeooo:paragraph-rsid="0031cf24" style:font-size-asian="12.25pt" style:font-style-asian="normal" style:font-weight-asian="bold" style:font-size-complex="14pt" style:font-style-complex="normal" style:font-weight-complex="bold"/>
    </style:style>
    <style:style style:name="P259" style:family="paragraph" style:parent-style-name="Standard" style:list-style-name="L6">
      <style:paragraph-properties fo:text-align="start" style:justify-single-word="false"/>
      <style:text-properties officeooo:paragraph-rsid="001f7d77"/>
    </style:style>
    <style:style style:name="P260" style:family="paragraph" style:parent-style-name="Standard" style:list-style-name="L10">
      <style:paragraph-properties fo:text-align="start" style:justify-single-word="false"/>
      <style:text-properties officeooo:paragraph-rsid="00317312"/>
    </style:style>
    <style:style style:name="P261" style:family="paragraph" style:parent-style-name="Standard" style:list-style-name="L59">
      <style:text-properties officeooo:rsid="0070aee6" officeooo:paragraph-rsid="0070aee6"/>
    </style:style>
    <style:style style:name="P262" style:family="paragraph" style:parent-style-name="Standard" style:list-style-name="L59">
      <style:text-properties officeooo:rsid="0070aee6" officeooo:paragraph-rsid="008df4c8"/>
    </style:style>
    <style:style style:name="P263" style:family="paragraph" style:parent-style-name="Standard" style:list-style-name="L60">
      <style:text-properties fo:font-weight="bold" officeooo:rsid="0071cab0" officeooo:paragraph-rsid="0071cab0" style:font-weight-asian="bold" style:font-weight-complex="bold"/>
    </style:style>
    <style:style style:name="P264" style:family="paragraph" style:parent-style-name="Standard" style:list-style-name="L61">
      <style:text-properties fo:font-weight="bold" officeooo:rsid="00722f4a" officeooo:paragraph-rsid="00722f4a" style:font-weight-asian="bold" style:font-weight-complex="bold"/>
    </style:style>
    <style:style style:name="P265" style:family="paragraph" style:parent-style-name="Standard" style:list-style-name="L62">
      <style:text-properties fo:font-weight="bold" officeooo:rsid="00722f4a" officeooo:paragraph-rsid="00722f4a" style:font-weight-asian="bold" style:font-weight-complex="bold"/>
    </style:style>
    <style:style style:name="P266" style:family="paragraph" style:parent-style-name="Standard" style:list-style-name="L63">
      <style:text-properties fo:font-weight="bold" officeooo:rsid="00743e03" officeooo:paragraph-rsid="00743e03" style:font-weight-asian="bold" style:font-weight-complex="bold"/>
    </style:style>
    <style:style style:name="P267" style:family="paragraph" style:parent-style-name="Standard" style:list-style-name="L63">
      <style:text-properties fo:font-weight="bold" officeooo:rsid="00745397" officeooo:paragraph-rsid="00745bd1" style:font-weight-asian="bold" style:font-weight-complex="bold"/>
    </style:style>
    <style:style style:name="P268" style:family="paragraph" style:parent-style-name="Standard" style:list-style-name="L62">
      <style:text-properties fo:font-style="normal" fo:font-weight="bold" officeooo:rsid="00722f4a" officeooo:paragraph-rsid="00722f4a" style:font-style-asian="normal" style:font-weight-asian="bold" style:font-style-complex="normal" style:font-weight-complex="bold"/>
    </style:style>
    <style:style style:name="T1" style:family="text">
      <style:text-properties officeooo:rsid="000daeeb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93e20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a4504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dbc87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30803d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325483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61427b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1pt" fo:font-style="italic" style:text-underline-style="none" style:font-size-asian="9.60000038146973pt" style:font-style-asian="italic" style:font-size-complex="11pt" style:font-style-complex="italic"/>
    </style:style>
    <style:style style:name="T12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13" style:family="text">
      <style:text-properties fo:font-size="11pt" style:text-underline-style="none" fo:font-weight="normal" officeooo:rsid="00389ebf" style:font-size-asian="9.60000038146973pt" style:font-weight-asian="normal" style:font-size-complex="11pt" style:font-weight-complex="normal"/>
    </style:style>
    <style:style style:name="T14" style:family="text">
      <style:text-properties fo:font-size="11pt" style:text-underline-style="none" style:font-size-asian="9.60000038146973pt" style:font-size-complex="11pt"/>
    </style:style>
    <style:style style:name="T15" style:family="text">
      <style:text-properties fo:font-size="11pt" style:font-size-asian="9.60000038146973pt" style:font-size-complex="11pt"/>
    </style:style>
    <style:style style:name="T16" style:family="text">
      <style:text-properties fo:font-size="11pt" officeooo:rsid="0061427b" style:font-size-asian="9.60000038146973pt" style:font-size-complex="11pt"/>
    </style:style>
    <style:style style:name="T17" style:family="text">
      <style:text-properties officeooo:rsid="00166b39"/>
    </style:style>
    <style:style style:name="T18" style:family="text">
      <style:text-properties officeooo:rsid="001f7d77"/>
    </style:style>
    <style:style style:name="T19" style:family="text">
      <style:text-properties style:font-name="arial" fo:font-size="11pt" style:text-underline-style="none" fo:font-weight="normal" style:font-size-asian="9.60000038146973pt" style:font-weight-asian="normal" style:font-size-complex="11pt" style:font-weight-complex="normal"/>
    </style:style>
    <style:style style:name="T20" style:family="text">
      <style:text-properties style:font-name="arial" fo:font-size="11pt" style:text-underline-style="none" fo:font-weight="normal" officeooo:rsid="001f7d77" style:font-size-asian="9.60000038146973pt" style:font-weight-asian="normal" style:font-size-complex="11pt" style:font-weight-complex="normal"/>
    </style:style>
    <style:style style:name="T21" style:family="text">
      <style:text-properties style:font-name="arial" fo:font-size="11pt" style:text-underline-style="none" fo:font-weight="normal" officeooo:rsid="0021735e" style:font-size-asian="9.60000038146973pt" style:font-weight-asian="normal" style:font-size-complex="11pt" style:font-weight-complex="normal"/>
    </style:style>
    <style:style style:name="T22" style:family="text">
      <style:text-properties style:font-name="arial" fo:font-size="11pt" style:text-underline-style="none" fo:font-weight="normal" officeooo:rsid="00726d9a" style:font-size-asian="9.60000038146973pt" style:font-weight-asian="normal" style:font-size-complex="11pt" style:font-weight-complex="normal"/>
    </style:style>
    <style:style style:name="T23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24" style:family="text">
      <style:text-properties style:font-name="arial" fo:font-size="11pt" fo:font-weight="normal" officeooo:rsid="0021735e" style:font-size-asian="9.60000038146973pt" style:font-weight-asian="normal" style:font-size-complex="11pt" style:font-weight-complex="normal"/>
    </style:style>
    <style:style style:name="T25" style:family="text">
      <style:text-properties style:font-name="arial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arial" fo:font-size="11pt" fo:font-style="normal" style:text-underline-style="none" fo:font-weight="normal" officeooo:rsid="0030803d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arial" fo:font-size="11pt" fo:font-style="normal" style:text-underline-style="none" fo:font-weight="normal" officeooo:rsid="002f884e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arial" fo:font-size="11pt" fo:font-style="normal" style:text-underline-style="none" fo:font-weight="normal" officeooo:rsid="00317312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arial" fo:font-size="11pt" fo:font-style="normal" style:text-underline-style="none" fo:font-weight="normal" officeooo:rsid="004c4f69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arial" fo:font-size="11pt" fo:font-style="normal" style:text-underline-style="none" fo:font-weight="normal" officeooo:rsid="006e1407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arial" fo:font-size="11pt" fo:font-style="normal" style:text-underline-style="none" fo:font-weight="normal" officeooo:rsid="0070aee6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rial" fo:font-size="11pt" fo:font-style="normal" style:text-underline-style="none" fo:font-weight="normal" officeooo:rsid="00745397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arial" fo:font-size="11pt" fo:font-style="normal" style:text-underline-style="none" fo:font-weight="normal" officeooo:rsid="00745bd1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arial" fo:font-size="11pt" fo:font-style="normal" style:text-underline-style="none" fo:font-weight="normal" officeooo:rsid="008a2a51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arial" fo:font-size="11pt" fo:font-style="normal" style:text-underline-style="none" fo:font-weight="normal" officeooo:rsid="008df4c8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arial" fo:font-size="11pt" fo:font-style="normal" style:text-underline-style="none" fo:font-weight="normal" officeooo:rsid="00974ac6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arial" fo:font-size="11pt" fo:font-style="normal" style:text-underline-style="none" fo:font-weight="bold" style:font-size-asian="9.60000038146973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style="normal" style:text-underline-style="none" fo:font-weight="bold" officeooo:rsid="0070aee6" style:font-size-asian="9.60000038146973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arial" fo:font-size="11pt" fo:font-style="normal" style:text-underline-style="none" fo:font-weight="bold" officeooo:rsid="008df4c8" style:font-size-asian="9.60000038146973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style:text-underline-style="none" style:font-size-asian="9.60000038146973pt" style:font-style-asian="normal" style:font-size-complex="11pt" style:font-style-complex="normal"/>
    </style:style>
    <style:style style:name="T41" style:family="text">
      <style:text-properties style:font-name="arial"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font-name="arial" fo:font-size="11pt" fo:font-style="italic" style:text-underline-style="none" fo:font-weight="normal" officeooo:rsid="006e1407" style:font-size-asian="9.60000038146973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7a462d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7d2ce1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7ffb7e" style:font-style-asian="italic" style:font-weight-asian="normal" style:font-style-complex="italic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44cc28" style:font-style-asian="normal" style:font-style-complex="normal"/>
    </style:style>
    <style:style style:name="T51" style:family="text">
      <style:text-properties fo:font-style="normal" officeooo:rsid="0045e878" style:font-style-asian="normal" style:font-style-complex="normal"/>
    </style:style>
    <style:style style:name="T52" style:family="text">
      <style:text-properties officeooo:rsid="0025bde7"/>
    </style:style>
    <style:style style:name="T53" style:family="text">
      <style:text-properties officeooo:rsid="00272a03"/>
    </style:style>
    <style:style style:name="T54" style:family="text">
      <style:text-properties officeooo:rsid="0029e2ca"/>
    </style:style>
    <style:style style:name="T55" style:family="text">
      <style:text-properties officeooo:rsid="002b40a3"/>
    </style:style>
    <style:style style:name="T56" style:family="text">
      <style:text-properties officeooo:rsid="002f884e"/>
    </style:style>
    <style:style style:name="T57" style:family="text">
      <style:text-properties officeooo:rsid="0031cf24"/>
    </style:style>
    <style:style style:name="T58" style:family="text">
      <style:text-properties officeooo:rsid="003c6bee"/>
    </style:style>
    <style:style style:name="T59" style:family="text">
      <style:text-properties officeooo:rsid="003e3ecf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4c4f69" style:font-weight-asian="bold" style:font-weight-complex="bold"/>
    </style:style>
    <style:style style:name="T62" style:family="text">
      <style:text-properties officeooo:rsid="00401a7d"/>
    </style:style>
    <style:style style:name="T63" style:family="text">
      <style:text-properties officeooo:rsid="0042035e"/>
    </style:style>
    <style:style style:name="T64" style:family="text">
      <style:text-properties officeooo:rsid="0044cc28"/>
    </style:style>
    <style:style style:name="T65" style:family="text">
      <style:text-properties officeooo:rsid="0047c253"/>
    </style:style>
    <style:style style:name="T66" style:family="text">
      <style:text-properties officeooo:rsid="0048e63d"/>
    </style:style>
    <style:style style:name="T67" style:family="text">
      <style:text-properties officeooo:rsid="004b93f4"/>
    </style:style>
    <style:style style:name="T68" style:family="text">
      <style:text-properties officeooo:rsid="004c4f69"/>
    </style:style>
    <style:style style:name="T69" style:family="text">
      <style:text-properties officeooo:rsid="004db875"/>
    </style:style>
    <style:style style:name="T70" style:family="text">
      <style:text-properties officeooo:rsid="0050ead9"/>
    </style:style>
    <style:style style:name="T71" style:family="text">
      <style:text-properties officeooo:rsid="00523b4e"/>
    </style:style>
    <style:style style:name="T72" style:family="text">
      <style:text-properties officeooo:rsid="0053da0a"/>
    </style:style>
    <style:style style:name="T73" style:family="text">
      <style:text-properties officeooo:rsid="005bd2c8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5f1aa0" style:font-weight-asian="normal" style:font-weight-complex="normal"/>
    </style:style>
    <style:style style:name="T76" style:family="text">
      <style:text-properties fo:font-weight="normal" officeooo:rsid="0061427b" style:font-weight-asian="normal" style:font-weight-complex="normal"/>
    </style:style>
    <style:style style:name="T77" style:family="text">
      <style:text-properties fo:font-weight="normal" officeooo:rsid="0063dd42" style:font-weight-asian="normal" style:font-weight-complex="normal"/>
    </style:style>
    <style:style style:name="T78" style:family="text">
      <style:text-properties fo:font-weight="normal" officeooo:rsid="00657d8d" style:font-weight-asian="normal" style:font-weight-complex="normal"/>
    </style:style>
    <style:style style:name="T79" style:family="text">
      <style:text-properties fo:font-weight="normal" officeooo:rsid="00664d8f" style:font-weight-asian="normal" style:font-weight-complex="normal"/>
    </style:style>
    <style:style style:name="T80" style:family="text">
      <style:text-properties fo:font-weight="normal" officeooo:rsid="00698ef2" style:font-weight-asian="normal" style:font-weight-complex="normal"/>
    </style:style>
    <style:style style:name="T81" style:family="text">
      <style:text-properties fo:font-weight="normal" officeooo:rsid="006331c5" style:font-weight-asian="normal" style:font-weight-complex="normal"/>
    </style:style>
    <style:style style:name="T82" style:family="text">
      <style:text-properties fo:font-weight="normal" officeooo:rsid="006dcf9e" style:font-weight-asian="normal" style:font-weight-complex="normal"/>
    </style:style>
    <style:style style:name="T83" style:family="text">
      <style:text-properties fo:font-weight="normal" officeooo:rsid="006e1407" style:font-weight-asian="normal" style:font-weight-complex="normal"/>
    </style:style>
    <style:style style:name="T84" style:family="text">
      <style:text-properties fo:font-weight="normal" officeooo:rsid="006f4ecc" style:font-weight-asian="normal" style:font-weight-complex="normal"/>
    </style:style>
    <style:style style:name="T85" style:family="text">
      <style:text-properties fo:font-weight="normal" officeooo:rsid="00765d5c" style:font-weight-asian="normal" style:font-weight-complex="normal"/>
    </style:style>
    <style:style style:name="T86" style:family="text">
      <style:text-properties fo:font-weight="normal" officeooo:rsid="0077d030" style:font-weight-asian="normal" style:font-weight-complex="normal"/>
    </style:style>
    <style:style style:name="T87" style:family="text">
      <style:text-properties fo:font-weight="normal" officeooo:rsid="007b445b" style:font-weight-asian="normal" style:font-weight-complex="normal"/>
    </style:style>
    <style:style style:name="T88" style:family="text">
      <style:text-properties fo:font-weight="normal" officeooo:rsid="007d2ce1" style:font-weight-asian="normal" style:font-weight-complex="normal"/>
    </style:style>
    <style:style style:name="T89" style:family="text">
      <style:text-properties fo:font-weight="normal" officeooo:rsid="008c77c1" style:font-weight-asian="normal" style:font-weight-complex="normal"/>
    </style:style>
    <style:style style:name="T90" style:family="text">
      <style:text-properties fo:font-weight="normal" officeooo:rsid="009a4b6f" style:font-weight-asian="normal" style:font-weight-complex="normal"/>
    </style:style>
    <style:style style:name="T91" style:family="text">
      <style:text-properties officeooo:rsid="005f1aa0"/>
    </style:style>
    <style:style style:name="T92" style:family="text">
      <style:text-properties officeooo:rsid="007a7e1d"/>
    </style:style>
    <style:style style:name="T93" style:family="text">
      <style:text-properties officeooo:rsid="00726d9a"/>
    </style:style>
    <style:style style:name="T94" style:family="text">
      <style:text-properties officeooo:rsid="007d2ce1"/>
    </style:style>
    <style:style style:name="T95" style:family="text">
      <style:text-properties officeooo:rsid="0086bb80"/>
    </style:style>
    <style:style style:name="T96" style:family="text">
      <style:text-properties officeooo:rsid="008818f1"/>
    </style:style>
    <style:style style:name="T97" style:family="text">
      <style:text-properties officeooo:rsid="008a2a51"/>
    </style:style>
    <style:style style:name="T98" style:family="text">
      <style:text-properties officeooo:rsid="008b504f"/>
    </style:style>
    <style:style style:name="T99" style:family="text">
      <style:text-properties officeooo:rsid="008c67f4"/>
    </style:style>
    <style:style style:name="T100" style:family="text">
      <style:text-properties officeooo:rsid="008d9d5c"/>
    </style:style>
    <style:style style:name="T101" style:family="text">
      <style:text-properties officeooo:rsid="008df4c8"/>
    </style:style>
    <style:style style:name="T102" style:family="text">
      <style:text-properties officeooo:rsid="008eaf44"/>
    </style:style>
    <style:style style:name="T103" style:family="text">
      <style:text-properties officeooo:rsid="009042f6"/>
    </style:style>
    <style:style style:name="T104" style:family="text">
      <style:text-properties officeooo:rsid="00916fbd"/>
    </style:style>
    <style:style style:name="T105" style:family="text">
      <style:text-properties officeooo:rsid="009186c6"/>
    </style:style>
    <style:style style:name="T106" style:family="text">
      <style:text-properties officeooo:rsid="0091f5bd"/>
    </style:style>
    <style:style style:name="T107" style:family="text">
      <style:text-properties officeooo:rsid="00925bf1"/>
    </style:style>
    <style:style style:name="T108" style:family="text">
      <style:text-properties officeooo:rsid="0095251b"/>
    </style:style>
    <style:style style:name="T109" style:family="text">
      <style:text-properties officeooo:rsid="00954e81"/>
    </style:style>
    <style:style style:name="T110" style:family="text">
      <style:text-properties officeooo:rsid="0097408c"/>
    </style:style>
    <style:style style:name="T111" style:family="text">
      <style:text-properties officeooo:rsid="00974ac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GNU/Linux</text:p>
      <text:p text:style-name="P1"/>
      <text:p text:style-name="P104"><text:span text:style-name="T1">1.- </text:span>¿Que es Linux?</text:p>
      <text:p text:style-name="P8"/>
      <text:p text:style-name="P8">Linux es un sistema operativo de gran difusión y <text:span text:style-name="T104">de l</text:span>ibre distribución. Permite trabajar en modo monopuesto o en modo red, permitiendo al usuario iniciar sesión localmente o en forma remota.</text:p>
      <text:p text:style-name="P8">Se puede instalar en gran variedad de plataformas hardware.</text:p>
      <text:p text:style-name="P8"/>
      <text:p text:style-name="P9">Componentes principales</text:p>
      <text:list xml:id="list3885971463" text:style-name="L1">
        <text:list-item>
          <text:p text:style-name="P140">Shell: Sirve para introducir ordenes, ejecutar programa<text:span text:style-name="T95">s.</text:span></text:p>
        </text:list-item>
        <text:list-item>
          <text:p text:style-name="P140">Nucleo: Es la parte que interactúa con el hardware.</text:p>
        </text:list-item>
      </text:list>
      <text:p text:style-name="P14"/>
      <text:p text:style-name="P14"/>
      <text:p text:style-name="P105">2.- El shell de Linux</text:p>
      <text:p text:style-name="P15"/>
      <text:p text:style-name="P16">Interactuamos con el sistema a través del <text:span text:style-name="T95">t</text:span>erminal, al terminal de Linux lo llamamos Shell. Hay diferentes distribuciones.</text:p>
      <text:list xml:id="list3732204069" text:style-name="L2">
        <text:list-item>
          <text:p text:style-name="P141">Shell Bourne (sh): El más utilizado.</text:p>
        </text:list-item>
        <text:list-item>
          <text:p text:style-name="P141">C-Shell (csh): Ofrece grandes características para programadores en C</text:p>
        </text:list-item>
        <text:list-item>
          <text:p text:style-name="P141">Shell Korn (KSh): Con características ampliadas de programación.</text:p>
        </text:list-item>
        <text:list-item>
          <text:p text:style-name="P141">Bourne Again Shell (Bash): Incorporado con Ubuntu, compatible con el shell sh.</text:p>
        </text:list-item>
      </text:list>
      <text:p text:style-name="P16"/>
      <text:p text:style-name="P106">3.- Ordenes básicas de Linux</text:p>
      <text:p text:style-name="P17"/>
      <text:p text:style-name="P17">Las ordenes son programas que están almacenados en el sistema de archivos. Al principio Linux usaba la ejecución de ordenes en entorno de comandos. Emplean el siguiente formato:</text:p>
      <text:list xml:id="list2373252906" text:style-name="L3">
        <text:list-item>
          <text:p text:style-name="P142">Orden: Acción a realizar</text:p>
        </text:list-item>
        <text:list-item>
          <text:p text:style-name="P142">Opciones: Se introducen seguidas del carácter <text:span text:style-name="T95">( </text:span>- <text:span text:style-name="T95">)</text:span> </text:p>
        </text:list-item>
        <text:list-item>
          <text:p text:style-name="P142">Argumentos: Puede ser un archivo, documento u otra información.</text:p>
        </text:list-item>
      </text:list>
      <text:p text:style-name="P18"/>
      <text:p text:style-name="P107">4.- Directorios y carpetas de Linux</text:p>
      <text:p text:style-name="P18"/>
      <text:p text:style-name="P18">Un directorio es un tipo de archivo que almacena información a cerca de los archivos y directorios que contiene. Tienen características que los clasifican y ubican en un sistema de archivos.</text:p>
      <text:p text:style-name="P18"/>
      <text:p text:style-name="P20">Pueden emplear casi cualquier carácter a excepción de la “<text:span text:style-name="T95"> </text:span>/ “. Difiere entre mayúsculas y minúsculas <text:span text:style-name="T17">también admite nombres largos</text:span>. </text:p>
      <text:p text:style-name="P22">Las operaciones con carpetas son las mismas que en Windows.</text:p>
      <text:p text:style-name="P19"/>
      <text:p text:style-name="P21">La estructura de directorios y archivos emplea una jerarquía en árbol. No hay límite de archivos y directorios a crear dentro de un directorio.</text:p>
      <text:p text:style-name="P19"/>
      <text:p text:style-name="P108">5.- Sistema de archivos en Linux</text:p>
      <text:p text:style-name="P21"/>
      <text:p text:style-name="P23">Es el modo en que SO organiza los archivos del dispositivo de almacenamiento. Linux posee una estructura jerárquica en forma de árbol. El directorio principal es la raíz “ / “ y desde ella crece toda la estructura del sistema.</text:p>
      <text:p text:style-name="P23"/>
      <text:p text:style-name="P10">Características del sistema de archivos</text:p>
      <text:p text:style-name="P24"/>
      <text:p text:style-name="P24">E<text:span text:style-name="T18">l</text:span> sistema de archivos permite al usuario crear, borrar y acceder a los archivos sin necesidad de saber el lugar exacto en el que se encuentran.</text:p>
      <text:p text:style-name="P24">No tiene unidades físicas, sino ficheros que hacen referencias a ellas.</text:p>
      <text:p text:style-name="P24">El sistema de archivos consta de varias partes importantes:</text:p>
      <text:list xml:id="list1915259638" text:style-name="L4">
        <text:list-item>
          <text:p text:style-name="P143">Bloque de carga: Está reservado para almacenar un programa que utiliza el sistema para gestionar el resto de las partes del SO</text:p>
        </text:list-item>
        <text:list-item>
          <text:p text:style-name="P143">Superbloque: Contiene información sobre el sistema de archivos.</text:p>
        </text:list-item>
        <text:list-item>
          <text:p text:style-name="P256"><text:span text:style-name="T2">Tabla de i-nodos: </text:span><text:span text:style-name="T3">Cada archivo tiene asociado un elemento en esta tabla con un número que identifica la ubicación del archivo dentro del área de datos.</text:span></text:p>
        </text:list-item>
        <text:list-item>
          <text:p text:style-name="P144">Área de datos: Ocupa el resto del disco y es donde se almacenan ficheros y directorios.</text:p>
        </text:list-item>
      </text:list>
      <text:p text:style-name="P109"><text:span text:style-name="T2">En Linux cada bloque tiene 512KB o múltiplos de 512. En el sistema de </text:span><text:span text:style-name="T4">ficheros</text:span><text:span text:style-name="T2"> ext4 la parte más importante es el bloque.</text:span></text:p>
      <text:p text:style-name="P25"/>
      <text:p text:style-name="P11">Tipos de sistemas de archivos en Linux</text:p>
      <text:p text:style-name="P26"/>
      <text:p text:style-name="P26">Linux soporta una gran variedad de sistema de ficheros:</text:p>
      <text:list xml:id="list3172476410" text:style-name="L5">
        <text:list-item>
          <text:p text:style-name="P145">FAT32: Sistema tradicional de MS-DOS</text:p>
        </text:list-item>
        <text:list-item>
          <text:p text:style-name="P145">NTFS: Usado por Windows, Linux solo lo recomienda para lectura por ser privativo.</text:p>
        </text:list-item>
        <text:list-item>
          <text:p text:style-name="P145">ext3: Versión mejorada de ext2 con previsión de perdida de datos por fallo del disco por apagones. Imposible recuperar datos borrados.</text:p>
        </text:list-item>
        <text:list-item>
          <text:p text:style-name="P145">ext4: Implementa mejoras respecto a ext3:</text:p>
          <text:list>
            <text:list-item>
              <text:p text:style-name="P145">Mayor tasa de transferencia y mejor rendimiento</text:p>
            </text:list-item>
            <text:list-item>
              <text:p text:style-name="P145">Sistema de ficheros de mayor tamaño.</text:p>
            </text:list-item>
            <text:list-item>
              <text:p text:style-name="P145">Más de 32<text:span text:style-name="T105">000</text:span> subdirectorios.</text:p>
            </text:list-item>
            <text:list-item>
              <text:p text:style-name="P145">Apenas se fragmenta, pero añade soporte para fragmentación.</text:p>
            </text:list-item>
            <text:list-item>
              <text:p text:style-name="P257"><text:span text:style-name="T2">Posee herramienta para recuperar archivos borrados. </text:span><text:span text:style-name="T5">(undelete)</text:span></text:p>
            </text:list-item>
          </text:list>
        </text:list-item>
        <text:list-item>
          <text:p text:style-name="P146">ReiserFS: Gestiona archivos pequeños eficientemente y permite journaling.</text:p>
        </text:list-item>
        <text:list-item>
          <text:p text:style-name="P146">swap: Sistema de archivos para la zona de intercambio. Partición empleada para cargar programas y no saturar la memoria ram.</text:p>
        </text:list-item>
      </text:list>
      <text:p text:style-name="P27"/>
      <text:p text:style-name="P12">Directorios más importantes de Linux</text:p>
      <text:p text:style-name="P28"/>
      <text:p text:style-name="P28">Directorio raíz ( / ): De le parten todos los directorios del sistema. Los más importantes son:</text:p>
      <text:list xml:id="list1838747654" text:style-name="L6">
        <text:list-item>
          <text:p text:style-name="P147">/bin: Contiene comandos y ficheros lanzables por los usuarios.</text:p>
        </text:list-item>
        <text:list-item>
          <text:p text:style-name="P147">/sbin: Con archivos de configuración del sistema.</text:p>
        </text:list-item>
        <text:list-item>
          <text:p text:style-name="P147">/home: Contiene todos los directorios personales de los miembros del sistema.</text:p>
        </text:list-item>
        <text:list-item>
          <text:p text:style-name="P147">/usr: Contiene utilidades y programas de uso general para los usuarios.</text:p>
        </text:list-item>
        <text:list-item>
          <text:p text:style-name="P147">/dev: Contiene archivos de bloques y caracteres asociados a dispositivos de hardware</text:p>
        </text:list-item>
        <text:list-item>
          <text:p text:style-name="P259"><text:span text:style-name="T20">/</text:span><text:span text:style-name="T21">lib: Contiene librerías y compiladores del sistema.</text:span></text:p>
        </text:list-item>
        <text:list-item>
          <text:p text:style-name="P148">/etc: Directorio con ficheros de configuración y utilidades del sistema.</text:p>
        </text:list-item>
        <text:list-item>
          <text:p text:style-name="P148">/media: Contiene todas las unidades físicas que tenemos montadas en el sistema.</text:p>
        </text:list-item>
      </text:list>
      <text:p text:style-name="P30"/>
      <text:p text:style-name="P135"><text:span text:style-name="T24">Trayectorias</text:span><text:span text:style-name="T23"> en Linux</text:span></text:p>
      <text:p text:style-name="P31">Los caminos, rutas o trayectorias se dividen en absolutas y relativas. No existe la referencia a ninguna unidad lógica. Las rutas absolutas van desde l<text:span text:style-name="T65">a</text:span> raíz <text:span text:style-name="T65">h</text:span>asta el propio archivo o directorio.</text:p>
      <text:p text:style-name="P31"/>
      <text:p text:style-name="P13">Metacaracteres en Linux</text:p>
      <text:p text:style-name="P29">Conjunto de caracteres con significado especial para búsqueda o operaciones con archivos.</text:p>
      <text:p text:style-name="P29"/>
      <text:p text:style-name="P110">6.- Ayuda en Linux</text:p>
      <text:p text:style-name="P29"/>
      <text:p text:style-name="P29">Usado en entorno de comandos <text:s/>para obtener ayuda sobre los comandos. Dos formas…</text:p>
      <text:list xml:id="list1441130878" text:style-name="L7">
        <text:list-item>
          <text:p text:style-name="P149">Teclear el comando <text:span text:style-name="T44">man</text:span><text:span text:style-name="T49"> seguido de un espacio y el comando a consultar</text:span></text:p>
        </text:list-item>
        <text:list-item>
          <text:p text:style-name="P150">Teclear el comando seguido de un espacio y<text:span text:style-name="T60"> --</text:span><text:span text:style-name="T61">help</text:span><text:span text:style-name="T68"> para obtener la</text:span> ayuda.</text:p>
        </text:list-item>
      </text:list>
      <text:p text:style-name="P32"/>
      <text:p text:style-name="P111">7.- Operaciones sobre directorios, carpetas y permisos</text:p>
      <text:p text:style-name="P33"/>
      <text:p text:style-name="P33">Estas operaciones son muy similares a las de Windows en entorno gráfico. En entorno de comando pueden variar en cuanto a las ordenes, pero siguen siendo muy parecidas.</text:p>
      <text:p text:style-name="P33"/>
      <text:p text:style-name="P112">8.- Atributos de los directorios o carpetas</text:p>
      <text:p text:style-name="P33"/>
      <text:p text:style-name="P37">En Linux <text:span text:style-name="T96">c</text:span>ada archivo queda identificado por 10 caracteres</text:p>
      <text:p text:style-name="P34">A los 10 caracteres que acompañan a cada archivo y directorio de Linux se le denomina Máscara.</text:p>
      <text:p text:style-name="P35">Esta <text:span text:style-name="T43">Máscara </text:span>representa los permisos que tiene<text:span text:style-name="T52">n</text:span> los usuarios del sistema.</text:p>
      <text:list xml:id="list1874036158" text:style-name="L8">
        <text:list-item>
          <text:p text:style-name="P151">- : <text:span text:style-name="T55">Representa el tipo de archivo</text:span></text:p>
        </text:list-item>
        <text:list-item>
          <text:p text:style-name="P152">r : Permiso de lectura, <text:span text:style-name="T55">permite saber que contiene.</text:span></text:p>
        </text:list-item>
        <text:list-item>
          <text:p text:style-name="P152">w: Permiso de escritura, <text:span text:style-name="T55">permite crear archivos en el directorio</text:span></text:p>
        </text:list-item>
        <text:list-item>
          <text:p text:style-name="P152">x : Permiso de ejecución, <text:span text:style-name="T55">permite ejecutar el directorio y copiar archivos de el</text:span></text:p>
        </text:list-item>
      </text:list>
      <text:p text:style-name="P35"/>
      <text:p text:style-name="P35">Exceptuando el primer carácter, cada grupo de tres caracteres hacen referencia al tipo de operaciones que se pueden realizar por cada tipo de usuario.</text:p>
      <text:list xml:id="list4213156165" text:style-name="L9">
        <text:list-item>
          <text:p text:style-name="P153">Primer carácter: (-) Archivo normal, (d) directorio, (l) Archivo de vinculo</text:p>
        </text:list-item>
        <text:list-item>
          <text:p text:style-name="P153">Primer grupo de 3 caracteres: (u) Propietario</text:p>
        </text:list-item>
        <text:list-item>
          <text:p text:style-name="P153">Segundo grupo de 3 caracteres: (g) Grupo al que pertenece el usuario.</text:p>
        </text:list-item>
        <text:list-item>
          <text:p text:style-name="P153">Tercer grupo de 3 caracteres: (o) Otros usuarios</text:p>
        </text:list-item>
      </text:list>
      <text:p text:style-name="P96"/>
      <text:p text:style-name="P96">Premisos de directorios, la máscara</text:p>
      <text:p text:style-name="P34"/>
      <text:p text:style-name="P34">Un archivo <text:span text:style-name="T53">o directorio </text:span>de Linux es del usuario que lo creó, <text:span text:style-name="T52">el usuario</text:span> pertenece a un grupo de usuarios <text:span text:style-name="T52">que pueden usar el archivo </text:span><text:span text:style-name="T53">o directorio</text:span> y el archivo o directorio puede ser usado por otros usuarios <text:span text:style-name="T52">que no pertenecen al grupo de usuarios ni son el usuario.</text:span></text:p>
      <text:p text:style-name="P34"/>
      <text:p text:style-name="P116"><text:span text:style-name="T6">E</text:span><text:span text:style-name="T2">n la creación de directorios </text:span><text:span text:style-name="T6">empleamos una máscara octal que es:</text:span></text:p>
      <text:list xml:id="list217909930" text:style-name="L10">
        <text:list-item>
          <text:p text:style-name="P260"><text:span text:style-name="T26">777 –</text:span><text:span text:style-name="T27"> 022 </text:span><text:span text:style-name="T29">(valor de umask por defecto)</text:span><text:span text:style-name="T27">= </text:span><text:span text:style-name="T26">755</text:span><text:span text:style-name="T27"> </text:span></text:p>
        </text:list-item>
        <text:list-item>
          <text:p text:style-name="P154">Pasado a binario: 111 101 101</text:p>
        </text:list-item>
        <text:list-item>
          <text:p text:style-name="P260"><text:span text:style-name="T28">Que equivale a los permisos:</text:span><text:span text:style-name="T27"> rw</text:span><text:span text:style-name="T26">x</text:span><text:span text:style-name="T27"> r-</text:span><text:span text:style-name="T26">x</text:span><text:span text:style-name="T27"> r-</text:span><text:span text:style-name="T26">x</text:span><text:span text:style-name="T27">.</text:span></text:p>
        </text:list-item>
      </text:list>
      <text:p text:style-name="P34"/>
      <text:p text:style-name="P36">El administrador del sistema tiene todos los privilegios. El resto de usuarios puede hacer lo que quiera con sus archivos o carpetas, con el resto que no le pertenezcan solo podrá hacer lo que el administrador le tenga asignado.</text:p>
      <text:p text:style-name="P36"/>
      <text:p text:style-name="P36">Con el comando <text:span text:style-name="T44">chmod</text:span> podemos quitar derechos a cada tipo de usuario. <text:span text:style-name="T54">Si no especificamos al usuario se añaden o quitan permisos a todos los usuarios.</text:span></text:p>
      <text:p text:style-name="P36"/>
      <text:p text:style-name="P59">Con el comando <text:span text:style-name="T44">umask</text:span> desde el momento de ser creado cualquier archivo o carpeta, tendrá los valores que se le asignen con este comando. Los valores <text:span text:style-name="T67">por defecto </text:span>son modificados.</text:p>
      <text:p text:style-name="P36"/>
      <text:p text:style-name="P2">Introducción al sistema operativo</text:p>
      <text:p text:style-name="P3">GNU/Linux – Parte II</text:p>
      <text:p text:style-name="P3"/>
      <text:p text:style-name="P113">1.- Introducción a los archivos</text:p>
      <text:p text:style-name="P38"/>
      <text:p text:style-name="P38">El manejo de los archivos en entorno gráfico es similar a otros sistemas operativos y se pueden realizar prácticamente las mismas operaciones con las carpetas y directorios.</text:p>
      <text:p text:style-name="P113"><text:span text:style-name="T2">Linux es “</text:span><text:span text:style-name="T9">case sensitive</text:span><text:span text:style-name="T2">” (diferencia mayúsculas y minúsculas) con el nombre de los archivos.</text:span></text:p>
      <text:p text:style-name="P38">La extensión no es obligatoria.</text:p>
      <text:p text:style-name="P38"/>
      <text:p text:style-name="P114">2.- Tipos de archivos en Linux</text:p>
      <text:p text:style-name="P39"/>
      <text:p text:style-name="P39">Existen 5 tipos de archivos:</text:p>
      <text:list xml:id="list74569985" text:style-name="L11">
        <text:list-item>
          <text:p text:style-name="P155">Ordinarios: Contienen información con la que trabaja el usuario.</text:p>
        </text:list-item>
        <text:list-item>
          <text:p text:style-name="P155">Enlaces físicos: Dan acceso al archivo original, permiten modificarlo y trabajar con el.</text:p>
        </text:list-item>
        <text:list-item>
          <text:p text:style-name="P155">Enlaces simbólicos: Accesos directos a un archivo.</text:p>
        </text:list-item>
        <text:list-item>
          <text:p text:style-name="P155">Directorios: Archivos especiales que contienen otros archivos.</text:p>
        </text:list-item>
        <text:list-item>
          <text:p text:style-name="P155">Archivos especiales: Representan dispositivos físicos, se tratan co<text:span text:style-name="T106">mo</text:span> archivos ordinarios.</text:p>
        </text:list-item>
      </text:list>
      <text:p text:style-name="P39"/>
      <text:p text:style-name="P114">3.- Operaciones con archivos</text:p>
      <text:p text:style-name="P39"/>
      <text:p text:style-name="P40">En entorno gráfico es similar a otros sistemas operativos.</text:p>
      <text:p text:style-name="P40">En entorno de comandos tenemos determinadas ordenes:</text:p>
      <text:list xml:id="list2349747662" text:style-name="L12">
        <text:list-item>
          <text:p text:style-name="P156">cat: <text:span text:style-name="T56">P</text:span>ermite ver los archivos</text:p>
        </text:list-item>
        <text:list-item>
          <text:p text:style-name="P157">mv: Mueve archivos, puede renombrarlos</text:p>
        </text:list-item>
        <text:list-item>
          <text:p text:style-name="P157">cp: Copia archivos.</text:p>
        </text:list-item>
        <text:list-item>
          <text:p text:style-name="P157"><text:span text:style-name="T57">r</text:span>m: Elimina archivos.</text:p>
        </text:list-item>
      </text:list>
      <text:p text:style-name="P41"/>
      <text:p text:style-name="P115">4.- Permisos y atributos en los archivos</text:p>
      <text:p text:style-name="P41"/>
      <text:p text:style-name="P42">Funcionan igual que en los directorios, salvo que por defecto los permisos efectivos en la creación de <text:span text:style-name="T97">ficheros</text:span> son <text:span text:style-name="T97">666 y para calcular sus permisos hay que:</text:span></text:p>
      <text:list xml:id="list183906033157493" text:continue-list="list217909930" text:style-name="L10">
        <text:list-item>
          <text:p text:style-name="P260"><text:span text:style-name="T34">Pasar el umask deseado (</text:span><text:span text:style-name="T27">022</text:span><text:span text:style-name="T34">)</text:span><text:span text:style-name="T27"> </text:span><text:span text:style-name="T34">a binario </text:span><text:span text:style-name="T27">= </text:span><text:span text:style-name="T34">000 010 010</text:span></text:p>
        </text:list-item>
        <text:list-item>
          <text:p text:style-name="P154"><text:span text:style-name="T97">Realizar la negación = 111 </text:span><text:span text:style-name="T98">101</text:span> <text:span text:style-name="T98">1</text:span><text:span text:style-name="T97">01</text:span></text:p>
        </text:list-item>
        <text:list-item>
          <text:p text:style-name="P158">Multiplicar la negación por el valor base de los ficheros (666) en binario 110 110 110</text:p>
          <text:list>
            <text:list-item>
              <text:p text:style-name="P158">111 <text:span text:style-name="T98">1</text:span>01 <text:span text:style-name="T98">1</text:span>01 x 110 110 110 = 110 <text:span text:style-name="T98">1</text:span>0<text:span text:style-name="T98">0</text:span> <text:span text:style-name="T98">1</text:span>00 → 6<text:span text:style-name="T98">44 en octal</text:span></text:p>
            </text:list-item>
          </text:list>
        </text:list-item>
        <text:list-item>
          <text:p text:style-name="P260"><text:span text:style-name="T28">Que equivale a los permisos:</text:span><text:span text:style-name="T27"> rw- r-- r--.</text:span></text:p>
        </text:list-item>
      </text:list>
      <text:p text:style-name="P41"/>
      <text:p text:style-name="P117">5.- Compresión de archivos</text:p>
      <text:p text:style-name="P43"/>
      <text:p text:style-name="P44">En Linux se puede comprimir archivos o carpetas con los siguientes formatos: </text:p>
      <text:list xml:id="list2323793959" text:style-name="L13">
        <text:list-item>
          <text:p text:style-name="P258"><text:span text:style-name="T2">tar: </text:span><text:span text:style-name="T7">S</text:span><text:span text:style-name="T2">olo para </text:span><text:span text:style-name="T7">directorios</text:span></text:p>
        </text:list-item>
        <text:list-item>
          <text:p text:style-name="P159">zip, rar, gz, bz2: Para archivos o directorios</text:p>
        </text:list-item>
      </text:list>
      <text:p text:style-name="P45"/>
      <text:p text:style-name="P118">6.- Edición de textos en Linux</text:p>
      <text:p text:style-name="P45"/>
      <text:p text:style-name="P45">Para trabajar con archivos de texto plano podemos emplear los siguientes editores de texto.</text:p>
      <text:list xml:id="list3397357333" text:style-name="L14">
        <text:list-item>
          <text:p text:style-name="P160">vi: Antiguo y complicado de usar, solo con teclado y si<text:span text:style-name="T99">n</text:span> teclas de edición</text:p>
        </text:list-item>
        <text:list-item>
          <text:p text:style-name="P160">nano: Similar a vi, menos complicado.</text:p>
        </text:list-item>
        <text:list-item>
          <text:p text:style-name="P160">Gedit: Ejecutable desde linea de comandos y terminal</text:p>
        </text:list-item>
      </text:list>
      <text:p text:style-name="P45"/>
      <text:p text:style-name="P128"><text:soft-page-break/>7.- Órdenes básicas</text:p>
      <text:list xml:id="list2365657770" text:style-name="L15">
        <text:list-item>
          <text:p text:style-name="P161">clear: Limpia la pantalla del terminal</text:p>
        </text:list-item>
        <text:list-item>
          <text:p text:style-name="P161">date: Nos muestra la fecha y la hora</text:p>
        </text:list-item>
        <text:list-item>
          <text:p text:style-name="P161">cal: Enseña un calendario</text:p>
        </text:list-item>
        <text:list-item>
          <text:p text:style-name="P161">who: Muestra los usuarios conectados y algunas datos adicionales</text:p>
        </text:list-item>
        <text:list-item>
          <text:p text:style-name="P161">logname: Muestra el contenido de esta variable</text:p>
        </text:list-item>
        <text:list-item>
          <text:p text:style-name="P161">uname: Muestra información del tipo de sistema</text:p>
        </text:list-item>
        <text:list-item>
          <text:p text:style-name="P161">id: Muestra numero de identificación y el grupo del usuario</text:p>
        </text:list-item>
        <text:list-item>
          <text:p text:style-name="P162">passwd: Permite cambiar o asignar una contraseña.</text:p>
        </text:list-item>
      </text:list>
      <text:p text:style-name="P46"/>
      <text:p text:style-name="P119">8.- Comprobación de dispositivos de almacenamiento</text:p>
      <text:p text:style-name="P47"/>
      <text:p text:style-name="P47">En Linux la comunicación entre el sistema y los dispositivos físicos de almacenamiento de datos se realiza mediante archivos. Estos son similares a otros archivos del sistema.</text:p>
      <text:p text:style-name="P47"/>
      <text:p text:style-name="P119"><text:span text:style-name="T2">Estos archivos de dispositivos se encuentran en la carpeta </text:span><text:span text:style-name="T9">/dev,</text:span><text:span text:style-name="T2"> por ejemplo:</text:span></text:p>
      <text:list xml:id="list3242757743" text:style-name="L16">
        <text:list-item>
          <text:p text:style-name="P163">sda: pertenece al disco duro principal</text:p>
          <text:list>
            <text:list-item>
              <text:p text:style-name="P163">sdb, sdc… : Pertenecen al resto de discos duros o unidades usb externas.</text:p>
              <text:list>
                <text:list-item>
                  <text:p text:style-name="P164">E<text:span text:style-name="T66">n</text:span> las particiones de cada unidad añadimos un número: sdb0, sdb1...</text:p>
                </text:list-item>
              </text:list>
            </text:list-item>
          </text:list>
        </text:list-item>
        <text:list-item>
          <text:p text:style-name="P164">scd0, sc<text:span text:style-name="T107">d</text:span>1… : Para unidades de dvd / cd-rom</text:p>
        </text:list-item>
        <text:list-item>
          <text:p text:style-name="P164">fd0, fd1… : Para unidades de disquetes</text:p>
        </text:list-item>
      </text:list>
      <text:p text:style-name="P48"/>
      <text:p text:style-name="P97">Montaje y desmontaje de dispositivos</text:p>
      <text:p text:style-name="P48"/>
      <text:p text:style-name="P48">Para poder trabajar con dispositivos de almacenamiento primero tenemos que montarlos en el sistema. Esto consiste en añadirlo a la estructura de archivos del sistema.</text:p>
      <text:p text:style-name="P132"><text:span text:style-name="T12">El </text:span><text:span text:style-name="T10">enlace</text:span><text:span text:style-name="T12"> consiste en indicar en que punto del sistema de archivos colocamos la raíz del sistema de archivos del dispositivo montado.</text:span></text:p>
      <text:p text:style-name="P132"><text:span text:style-name="T12">Con las ordenes </text:span><text:span text:style-name="T11">mount</text:span><text:span text:style-name="T14"> </text:span><text:span text:style-name="T12">y </text:span><text:span text:style-name="T11">unmount</text:span><text:span text:style-name="T12"> montamos </text:span><text:span text:style-name="T13">y desmontamos </text:span><text:span text:style-name="T12">dispositivos de almacenamiento </text:span><text:span text:style-name="T13">al sistema principal de archivos.</text:span></text:p>
      <text:p text:style-name="P49">Un dispositivo no debe de estar montado en más de un sitio a la vez.</text:p>
      <text:p text:style-name="P49"/>
      <text:p text:style-name="P98">Dar formato a dispositivos de almacenamiento</text:p>
      <text:p text:style-name="P49"/>
      <text:p text:style-name="P133"><text:span text:style-name="T12">Empleamos el comando </text:span><text:span text:style-name="T11">mkfs</text:span><text:span text:style-name="T12"> y el dispositivo debe de estar desmontado</text:span></text:p>
      <text:p text:style-name="P49"/>
      <text:p text:style-name="P98">Manejo de discos en Linux</text:p>
      <text:p text:style-name="P49"/>
      <text:p text:style-name="P134"><text:span text:style-name="T12">El comando </text:span><text:span text:style-name="T11">fsck</text:span><text:span text:style-name="T12"> sirve para recuperar archivos mal referenciados por la tabla de i-nodos.</text:span></text:p>
      <text:p text:style-name="P50"/>
      <text:p text:style-name="P120">9.- Gestionar el hardware del equipo</text:p>
      <text:p text:style-name="P50"/>
      <text:p text:style-name="P50">La mayoría del hardware del mercado es detectado en instalado automáticamente.</text:p>
      <text:p text:style-name="P50">Los controladores suministrados por los fabricantes de hardware se llaman controladores privativos, el resto de controladores son genéricos y están suministrados por el SO.</text:p>
      <text:p text:style-name="P5">Gestión de usuarios y grupos en</text:p>
      <text:p text:style-name="P4">GNU/Linux</text:p>
      <text:p text:style-name="P4"/>
      <text:p text:style-name="P121">1 .- Introducción</text:p>
      <text:p text:style-name="P51"/>
      <text:p text:style-name="P51">Linux es un SO multiusuario por lo que puede tener a varios usuarios trabajando en el sistema de forma simultánea. Deben pertenecer a uno o varios grupos.</text:p>
      <text:p text:style-name="P51"/>
      <text:p text:style-name="P121">2.- Usuarios y grupos</text:p>
      <text:p text:style-name="P51"/>
      <text:p text:style-name="P51">Para entrar en Linux debemos identificarnos como usuario. Estos se identifican con un número de usuario llamado UID (user ID).</text:p>
      <text:p text:style-name="P51">Cada usuario debe pertenecer a un grupo llamado grupo principal, además puede pertenecer a otros grupos llamados secundarios.</text:p>
      <text:p text:style-name="P51">Un grupo es un conjunto de usuarios con su <text:span text:style-name="T58">identificador de grupo GID</text:span> (group ID)</text:p>
      <text:p text:style-name="P51"/>
      <text:p text:style-name="P99">Tipos de usuarios</text:p>
      <text:list xml:id="list3930806240" text:style-name="L17">
        <text:list-item>
          <text:p text:style-name="P165">Usuario root: Superusuario o administrador</text:p>
          <text:list>
            <text:list-item>
              <text:p text:style-name="P165">Cuenta con todos los privilegios.</text:p>
            </text:list-item>
            <text:list-item>
              <text:p text:style-name="P165">Tiene acceso total.</text:p>
            </text:list-item>
            <text:list-item>
              <text:p text:style-name="P165">Su UID es 0</text:p>
            </text:list-item>
          </text:list>
        </text:list-item>
        <text:list-item>
          <text:p text:style-name="P165">Usuario del sistema:</text:p>
          <text:list>
            <text:list-item>
              <text:p text:style-name="P165">Se generan al instalar el sistema o cualquier servicio.</text:p>
            </text:list-item>
            <text:list-item>
              <text:p text:style-name="P165">Dependiendo del usuario tiene unos u otros privilegios.</text:p>
            </text:list-item>
            <text:list-item>
              <text:p text:style-name="P165">Su UID es mayor de 1 y menor de 1000</text:p>
            </text:list-item>
            <text:list-item>
              <text:p text:style-name="P165">E<text:span text:style-name="T59">l</text:span> usuario especial <text:span text:style-name="T43">nobody</text:span> tiene el ultimo UID posible 65534</text:p>
            </text:list-item>
          </text:list>
        </text:list-item>
        <text:list-item>
          <text:p text:style-name="P166">Usuarios normales:</text:p>
          <text:list>
            <text:list-item>
              <text:p text:style-name="P166">Se conectan al sistema introduciendo su clave y su contraseña</text:p>
            </text:list-item>
            <text:list-item>
              <text:p text:style-name="P166">Tienen un directorio de trabajo dentro de /home</text:p>
            </text:list-item>
            <text:list-item>
              <text:p text:style-name="P166">El UID se genera a partir del 1000</text:p>
            </text:list-item>
          </text:list>
        </text:list-item>
      </text:list>
      <text:p text:style-name="P52"/>
      <text:p text:style-name="P100">Ficheros de configuración</text:p>
      <text:p text:style-name="P52"/>
      <text:p text:style-name="P53">Son los ficheros que el sistema lee o modifica cuando gestiona los usuarios y los grupos.</text:p>
      <text:p text:style-name="P53">La información está separada por el carácter “ <text:span text:style-name="T60">:</text:span> ”</text:p>
      <text:p text:style-name="P53"/>
      <text:list xml:id="list1882635708" text:style-name="L18">
        <text:list-item>
          <text:p text:style-name="P167">/etc/passwd: Contiene líneas información sobre cada usuario. Tiene la estructura…</text:p>
        </text:list-item>
      </text:list>
      <text:p text:style-name="P103"/>
      <text:p text:style-name="P103"><text:tab/><text:tab/>login:×:UID:GID:información:directorio_personal:shell_de_inicio</text:p>
      <text:p text:style-name="P103"/>
      <text:list xml:id="list183906127231285" text:continue-numbering="true" text:style-name="L18">
        <text:list-item>
          <text:list>
            <text:list-item>
              <text:p text:style-name="P167">login: Nombre del usuario con el que se identifica al entrar al sistema.</text:p>
            </text:list-item>
            <text:list-item>
              <text:p text:style-name="P167">x: posee una contraseña almacenada y encriptada en el fichero /<text:span text:style-name="T43">etc/</text:span>shadow</text:p>
            </text:list-item>
            <text:list-item>
              <text:p text:style-name="P167">UID: <text:span text:style-name="T69">Identificador de usuario,</text:span> <text:span text:style-name="T69">e</text:span><text:span text:style-name="T62">ntero igual o superior a 0</text:span></text:p>
            </text:list-item>
            <text:list-item>
              <text:p text:style-name="P168">GID: <text:span text:style-name="T69">Identificador de grupo, e</text:span>ntero igual o superior a 0</text:p>
            </text:list-item>
            <text:list-item>
              <text:p text:style-name="P168">Información: <text:span text:style-name="T63">Información sobre el usuario.</text:span></text:p>
              <text:list>
                <text:list-item>
                  <text:p text:style-name="P169">Conocido como GECOS</text:p>
                </text:list-item>
                <text:list-item>
                  <text:p text:style-name="P169">Separada por comas</text:p>
                </text:list-item>
                <text:list-item>
                  <text:p text:style-name="P169">Visualizable con el comando <text:span text:style-name="T44">finger</text:span></text:p>
                </text:list-item>
              </text:list>
            </text:list-item>
            <text:list-item>
              <text:p text:style-name="P170">Directorio_personal: Ruta absoluta del directorio personal del usuario</text:p>
            </text:list-item>
            <text:list-item>
              <text:p text:style-name="P170">shell_de_inicio: Shell de entrada por defecto del usuario</text:p>
            </text:list-item>
          </text:list>
        </text:list-item>
      </text:list>
      <text:p text:style-name="P54"/>
      <text:p text:style-name="P54"/>
      <text:list xml:id="list183905029468093" text:continue-numbering="true" text:style-name="L18">
        <text:list-item>
          <text:p text:style-name="P255"><text:soft-page-break/><text:span text:style-name="T64">/etc/</text:span><text:span text:style-name="T50">shadow: </text:span><text:span text:style-name="T51">Almacena las contraseñas de los grupos del sistema. Solo root puede leerlo</text:span></text:p>
        </text:list-item>
      </text:list>
      <text:p text:style-name="P56"/>
      <text:p text:style-name="P56"><text:tab/><text:tab/>nombre:contraseña:administradores:miembros</text:p>
      <text:p text:style-name="P56"/>
      <text:list xml:id="list183905401424712" text:continue-numbering="true" text:style-name="L18">
        <text:list-item>
          <text:list>
            <text:list-item>
              <text:p text:style-name="P171">nombre: Nombre del grupo</text:p>
            </text:list-item>
            <text:list-item>
              <text:p text:style-name="P171">contraseña: Puede ser una contraseña encriptada o los caracteres * ó !</text:p>
            </text:list-item>
          </text:list>
        </text:list-item>
      </text:list>
      <text:p text:style-name="P55"/>
      <text:p text:style-name="P101">Otros ficheros de configuración</text:p>
      <text:p text:style-name="P55"/>
      <text:list xml:id="list3308740917" text:style-name="L19">
        <text:list-item>
          <text:p text:style-name="P172">/etc/default/useradd: Contiene valores por defecto al añadir usuarios con useradd</text:p>
        </text:list-item>
        <text:list-item>
          <text:p text:style-name="P172">/etc/adduser.conf: Contiene valores por defecto al añadir usuarios con adduser</text:p>
        </text:list-item>
        <text:list-item>
          <text:p text:style-name="P172">/etc/deluser.conf: Contiene valores por defecto al eliminar usuarios con deluser</text:p>
        </text:list-item>
        <text:list-item>
          <text:p text:style-name="P173">/etc/login.defs: El archivo de<text:span text:style-name="T99">f</text:span>ine algunos valores por defecto sobre la encriptación de contraseñas y otros parámetros al generar un usuario nuevo.</text:p>
        </text:list-item>
        <text:list-item>
          <text:p text:style-name="P173">/etc/shells: Contiene la lista de shells validos para el usuario.</text:p>
        </text:list-item>
        <text:list-item>
          <text:p text:style-name="P173">/etc/skell: Tiene el contenido del directorio de los nuevos usuarios.</text:p>
        </text:list-item>
      </text:list>
      <text:p text:style-name="P57"/>
      <text:p text:style-name="P127">3.- Comandos pa<text:span text:style-name="T94">r</text:span>a la gestión de usuarios y grupos</text:p>
      <text:p text:style-name="P70"/>
      <text:p text:style-name="P87">su – <text:span text:style-name="T74">Cambia de usuario o permite ser el superusuario </text:span><text:span text:style-name="T87">(root)</text:span></text:p>
      <text:list xml:id="list555983091" text:style-name="L20">
        <text:list-item>
          <text:p text:style-name="P224"><text:span text:style-name="T74">su -</text:span><text:span text:style-name="T45">usuario</text:span></text:p>
          <text:list>
            <text:list-item>
              <text:p text:style-name="P224"><text:span text:style-name="T74">Si no indicamos usuario </text:span><text:span text:style-name="T87">asume que el usuario es root</text:span></text:p>
            </text:list-item>
          </text:list>
        </text:list-item>
      </text:list>
      <text:p text:style-name="P88">sudo - <text:span text:style-name="T74"><text:s/>Permite ejecutar comandos como si fuéramos el root</text:span></text:p>
      <text:list xml:id="list3246233903" text:style-name="L21">
        <text:list-item>
          <text:p text:style-name="P225"><text:span text:style-name="T74">sudo </text:span><text:span text:style-name="T45">comando</text:span></text:p>
          <text:list>
            <text:list-item>
              <text:p text:style-name="P175">pide contraseña de root como medida de seguridad.</text:p>
            </text:list-item>
          </text:list>
        </text:list-item>
      </text:list>
      <text:p text:style-name="P88">adduser – <text:span text:style-name="T74">Añade usuarios al sistema, o si existen los añade a un grupo que exista.</text:span></text:p>
      <text:list xml:id="list1260165387" text:style-name="L22">
        <text:list-item>
          <text:p text:style-name="P176">adduser (opciones) usuario </text:p>
        </text:list-item>
        <text:list-item>
          <text:p text:style-name="P176">adduser (opciones) usuario grupo</text:p>
          <text:list>
            <text:list-item>
              <text:p text:style-name="P226"><text:span text:style-name="T74">--ingroup </text:span><text:span text:style-name="T45">nombreGrupo</text:span><text:span text:style-name="T74">: crea al usuario con el</text:span><text:span text:style-name="T45"> nombreGrupo </text:span><text:span text:style-name="T74">como grupo principal</text:span></text:p>
            </text:list-item>
            <text:list-item>
              <text:p text:style-name="P226"><text:span text:style-name="T74">--gid </text:span><text:span text:style-name="T45">numero gid: C</text:span><text:span text:style-name="T74">omo anterior pero usa el GID</text:span></text:p>
            </text:list-item>
            <text:list-item>
              <text:p text:style-name="P226"><text:span text:style-name="T74">-- home </text:span><text:span text:style-name="T45">directorio</text:span><text:span text:style-name="T74">: </text:span><text:span text:style-name="T88">hace que </text:span><text:span text:style-name="T47">directorio </text:span><text:span text:style-name="T88"><text:s/>sea el directorio personal en vez de /home</text:span></text:p>
            </text:list-item>
          </text:list>
        </text:list-item>
      </text:list>
      <text:p text:style-name="P89">deluser – <text:span text:style-name="T74">Elimina un usuario.</text:span></text:p>
      <text:list xml:id="list3307385500" text:style-name="L23">
        <text:list-item>
          <text:p text:style-name="P177">Deluser (opciones) usuario</text:p>
          <text:list>
            <text:list-item>
              <text:p text:style-name="P177">--remove-home: borra el subdirectorio personal del usuario</text:p>
            </text:list-item>
            <text:list-item>
              <text:p text:style-name="P177">--remove-all-files: Elimina su directorio y todos sus archivos.</text:p>
            </text:list-item>
          </text:list>
        </text:list-item>
      </text:list>
      <text:p text:style-name="P91">usermod – <text:span text:style-name="T74">Modifica un usuario ya creado.</text:span></text:p>
      <text:list xml:id="list3844826181" text:style-name="L24">
        <text:list-item>
          <text:p text:style-name="P178">usermod (opciones) usuario</text:p>
          <text:list>
            <text:list-item>
              <text:p text:style-name="P178">-d : cambia el directorio personal</text:p>
            </text:list-item>
            <text:list-item>
              <text:p text:style-name="P227"><text:span text:style-name="T74">-g </text:span><text:span text:style-name="T45">grupo</text:span><text:span text:style-name="T74"> : Cambia el grupo primario del usuario.</text:span></text:p>
            </text:list-item>
            <text:list-item>
              <text:p text:style-name="P178">-l : cambia el nombre del usuario</text:p>
            </text:list-item>
            <text:list-item>
              <text:p text:style-name="P178">-s shell : Cambia el shell del usuario</text:p>
            </text:list-item>
          </text:list>
        </text:list-item>
      </text:list>
      <text:p text:style-name="P90">addgroup – <text:span text:style-name="T74">Añade un grupo al sistema.</text:span></text:p>
      <text:list xml:id="list1793816007" text:style-name="L25">
        <text:list-item>
          <text:p text:style-name="P229"><text:span text:style-name="T74">Addgroup </text:span><text:span text:style-name="T45">nombreGrup</text:span><text:span text:style-name="T48">o</text:span><text:span text:style-name="T45">.</text:span></text:p>
        </text:list-item>
      </text:list>
      <text:p text:style-name="P90">delgroup – <text:span text:style-name="T74">Elimina un grupo. No se puede borrar si tiene un usuario asignado.</text:span></text:p>
      <text:list xml:id="list4165300547" text:style-name="L26">
        <text:list-item>
          <text:p text:style-name="P230"><text:span text:style-name="T74">delgroup </text:span><text:span text:style-name="T45">grupo</text:span></text:p>
        </text:list-item>
      </text:list>
      <text:p text:style-name="P91">groupmod – <text:span text:style-name="T74">Modifica un grupo ya creado.</text:span></text:p>
      <text:list xml:id="list2644193355" text:style-name="L27">
        <text:list-item>
          <text:p text:style-name="P228"><text:span text:style-name="T74">Groupmod (opciones) </text:span><text:span text:style-name="T45">grupo</text:span></text:p>
          <text:list>
            <text:list-item>
              <text:p text:style-name="P179">-n nombre : Cambia el nombre del grupo</text:p>
            </text:list-item>
            <text:list-item>
              <text:p text:style-name="P179">-g GID : Cambia el GID del grupo</text:p>
            </text:list-item>
          </text:list>
        </text:list-item>
      </text:list>
      <text:p text:style-name="P92">gpasswd – <text:span text:style-name="T74">Añade o elimina usuario de un grupo. Añade contraseñas a un grupo.</text:span></text:p>
      <text:list xml:id="list2611404811" text:style-name="L28">
        <text:list-item>
          <text:p text:style-name="P231"><text:span text:style-name="T74">gpasswd (opciones) </text:span><text:span text:style-name="T45">usuario grupo</text:span></text:p>
        </text:list-item>
        <text:list-item>
          <text:p text:style-name="P231"><text:span text:style-name="T74">gpasswd grupo </text:span><text:span text:style-name="T89">(para añadir contraseña al grupo)</text:span></text:p>
          <text:list>
            <text:list-item>
              <text:p text:style-name="P180">-a : añade el usuario al grupo</text:p>
            </text:list-item>
            <text:list-item>
              <text:p text:style-name="P180">-d : elimina al usuario del grupo</text:p>
            </text:list-item>
            <text:list-item>
              <text:p text:style-name="P180">-M : añade vario usuarios al grupo.</text:p>
            </text:list-item>
          </text:list>
        </text:list-item>
      </text:list>
      <text:p text:style-name="P94">id – <text:span text:style-name="T74">Muestra información sobre el </text:span><text:span text:style-name="T45">usuario</text:span></text:p>
      <text:list xml:id="list3268260853" text:style-name="L29">
        <text:list-item>
          <text:p text:style-name="P181">id (opciones) usuario</text:p>
          <text:list>
            <text:list-item>
              <text:p text:style-name="P181">-u : Escribe solo el UID del usuario</text:p>
            </text:list-item>
            <text:list-item>
              <text:p text:style-name="P181">-n : Escribe el nombre del usuario.</text:p>
            </text:list-item>
          </text:list>
        </text:list-item>
      </text:list>
      <text:p text:style-name="P93">groups – <text:span text:style-name="T74">Muestra el nombre de todos los grupos a los que pertenece el usuario.</text:span></text:p>
      <text:list xml:id="list3545280561" text:style-name="L30">
        <text:list-item>
          <text:p text:style-name="P232"><text:span text:style-name="T74">groups </text:span><text:span text:style-name="T45">usuario</text:span></text:p>
        </text:list-item>
      </text:list>
      <text:p text:style-name="P95">finger – <text:span text:style-name="T74">Muestra información del usuario que se le indique.</text:span></text:p>
      <text:list xml:id="list552369450" text:style-name="L31">
        <text:list-item>
          <text:p text:style-name="P182">finger <text:span text:style-name="T43">usuario</text:span></text:p>
        </text:list-item>
      </text:list>
      <text:p text:style-name="P71"/>
      <text:p text:style-name="P7">Gestión del procesos</text:p>
      <text:p text:style-name="P130"/>
      <text:p text:style-name="P122">1.- Concepto de proceso</text:p>
      <text:p text:style-name="P57"/>
      <text:p text:style-name="P60">Un proceso es un programa en ejecución, emplea la memoria principal, el procesador y sus registros. Es una entidad dinámica, ya que atraviesa por diferentes estados.</text:p>
      <text:p text:style-name="P60">Los SO multitarea pueden trabajar con varios procesos simultáneamente…</text:p>
      <text:list xml:id="list1929215615" text:style-name="L32">
        <text:list-item>
          <text:p text:style-name="P183">Estableciendo prioridades de ejecución</text:p>
        </text:list-item>
        <text:list-item>
          <text:p text:style-name="P184">Asignando recursos</text:p>
        </text:list-item>
        <text:list-item>
          <text:p text:style-name="P184">Impidiendo interferencias entre procesos</text:p>
        </text:list-item>
        <text:list-item>
          <text:p text:style-name="P184">Permitiendo comunicación y colaboración entre procesos</text:p>
        </text:list-item>
      </text:list>
      <text:p text:style-name="P61"/>
      <text:p text:style-name="P62">Existen dos tipos de procesos, de usuario y de SO</text:p>
      <text:p text:style-name="P62">Al arrancar el PC se realizan procesos del propio SO</text:p>
      <text:p text:style-name="P62">El procesador puede trabajar en dos modos:</text:p>
      <text:list xml:id="list1465980100" text:style-name="L33">
        <text:list-item>
          <text:p text:style-name="P185">Modo kernel: Los procesos tiene<text:span text:style-name="T100">n</text:span> total libertad de uso de los recursos del sistema.</text:p>
        </text:list-item>
        <text:list-item>
          <text:p text:style-name="P185">Modo Usuario: Los procesos del usuario tienen ciertas restricciones sobre los recursos.</text:p>
        </text:list-item>
      </text:list>
      <text:p text:style-name="P66">Cada proceso tiene un PID (Process ID) que identifica un proceso de otro.</text:p>
      <text:p text:style-name="P62"/>
      <text:p text:style-name="P123">2.- Gestión de procesos</text:p>
      <text:p text:style-name="P62"/>
      <text:p text:style-name="P102">Bloque de control de procesos <text:span text:style-name="T108">(BCP)</text:span></text:p>
      <text:p text:style-name="P62"><text:span text:style-name="T109">Es un p</text:span>roceso del SO <text:span text:style-name="T109">al </text:span>que se le asocia una estructura de datos que contienen:</text:p>
      <text:list xml:id="list3424664252" text:style-name="L34">
        <text:list-item>
          <text:p text:style-name="P186">Estado actual del proceso</text:p>
          <text:list>
            <text:list-item>
              <text:p text:style-name="P187"><text:span text:style-name="T70">E</text:span>n ejecución: <text:span text:style-name="T71">Está usando la CPU</text:span></text:p>
            </text:list-item>
            <text:list-item>
              <text:p text:style-name="P188"><text:span text:style-name="T70">B</text:span>loqueado: <text:span text:style-name="T72">Debido a que la ejecución no puede continuar.</text:span></text:p>
            </text:list-item>
            <text:list-item>
              <text:p text:style-name="P189">Preparado: <text:span text:style-name="T72">S</text:span><text:span text:style-name="T100">e</text:span><text:span text:style-name="T72"> puede continuar con el proceso cuando la CPU esté libre.</text:span></text:p>
            </text:list-item>
          </text:list>
        </text:list-item>
        <text:list-item>
          <text:p text:style-name="P186">Identificación del proceso</text:p>
        </text:list-item>
        <text:list-item>
          <text:p text:style-name="P186">Prioridad del proceso</text:p>
        </text:list-item>
        <text:list-item>
          <text:p text:style-name="P186">Ubicación en memoria</text:p>
        </text:list-item>
        <text:list-item>
          <text:p text:style-name="P186">Recursos utilizados</text:p>
        </text:list-item>
      </text:list>
      <text:p text:style-name="P63">Cambio de contexto: Quitar un proceso de la CPU para poner otro, necesita dos acciones:</text:p>
      <text:list xml:id="list2990033213" text:style-name="L35">
        <text:list-item>
          <text:p text:style-name="P190">Guardar en el <text:span text:style-name="T109">BCP</text:span> del proceso los valores de los elementos del sistema.</text:p>
        </text:list-item>
        <text:list-item>
          <text:p text:style-name="P190">Restaurar el estado de los curso del sistema para el proceso siguiente.</text:p>
        </text:list-item>
      </text:list>
      <text:p text:style-name="P64">El planificador determina el orden de los procesos preparados a ejecutar</text:p>
      <text:p text:style-name="P64">El despachador pone en ejecución los procesos seleccionados por el planificador.</text:p>
      <text:p text:style-name="P64"/>
      <text:p text:style-name="P124">3.- Ejecución de la CPU</text:p>
      <text:p text:style-name="P65"/>
      <text:p text:style-name="P65">El modo de repartir los recursos de la CPU se determina mediante un algoritmo de planificación, que emplea los criterios siguientes:</text:p>
      <text:list xml:id="list332635062" text:style-name="L36">
        <text:list-item>
          <text:p text:style-name="P191">Equidad: Respecto al reparto del procesador</text:p>
        </text:list-item>
        <text:list-item>
          <text:p text:style-name="P191">Eficiencia: Que nunca se quede parado</text:p>
        </text:list-item>
        <text:list-item>
          <text:p text:style-name="P192">Tiempo de respuesta <text:span text:style-name="T109">y ti</text:span>empo de procesamiento global: Que se minimice<text:span text:style-name="T109">n</text:span></text:p>
        </text:list-item>
        <text:list-item>
          <text:p text:style-name="P191">Rendimiento: <text:span text:style-name="T100">Q</text:span>ue se maximice</text:p>
        </text:list-item>
      </text:list>
      <text:p text:style-name="P65">Mediante el uso del reloj se controla el tiempo de ejecución de los procesos.</text:p>
      <text:p text:style-name="P129"><text:span text:style-name="T73">4.- </text:span>Comandos para la administración de procesos</text:p>
      <text:p text:style-name="P58"/>
      <text:p text:style-name="P72">ps – <text:span text:style-name="T74">Informa sobre el estado de los procesos</text:span></text:p>
      <text:list xml:id="list3182008732" text:style-name="L37">
        <text:list-item>
          <text:p text:style-name="P194">ps (opciones)</text:p>
          <text:list>
            <text:list-item>
              <text:p text:style-name="P233"><text:span text:style-name="T74">-A , -ely, aux : </text:span><text:span text:style-name="T75">Muestras diferentes campos</text:span></text:p>
            </text:list-item>
          </text:list>
        </text:list-item>
      </text:list>
      <text:p text:style-name="P73">pstree – <text:span text:style-name="T74">Muestra procesos en forma de árbol</text:span></text:p>
      <text:list xml:id="list972419725" text:style-name="L38">
        <text:list-item>
          <text:p text:style-name="P195">pstree (opciones)</text:p>
          <text:list>
            <text:list-item>
              <text:p text:style-name="P234"><text:span text:style-name="T74">-A, -G, -u : </text:span><text:span text:style-name="T75">Aparece con diferentes formatos</text:span></text:p>
            </text:list-item>
          </text:list>
        </text:list-item>
      </text:list>
      <text:p text:style-name="P73">&amp; –<text:span text:style-name="T74"> permite ejecutar procesos en segundo plano.</text:span></text:p>
      <text:list xml:id="list2850187529" text:style-name="L39">
        <text:list-item>
          <text:p text:style-name="P235"><text:span text:style-name="T76">[</text:span><text:span text:style-name="T74">comando</text:span><text:span text:style-name="T76">]</text:span><text:span text:style-name="T74"> &amp;</text:span></text:p>
        </text:list-item>
      </text:list>
      <text:p text:style-name="P73"><text:span text:style-name="T91">k</text:span>ill – <text:span text:style-name="T74">Termina el proceso que la indiquemos.</text:span></text:p>
      <text:list xml:id="list3478277134" text:style-name="L40">
        <text:list-item>
          <text:p text:style-name="P196">kill (opciones) PID</text:p>
          <text:list>
            <text:list-item>
              <text:p text:style-name="P196">-9 : termina con el proceso de la PID que indiquemos.</text:p>
            </text:list-item>
          </text:list>
        </text:list-item>
      </text:list>
      <text:p text:style-name="P74">time – <text:span text:style-name="T74">Muestra el tiempo que tarda en ejecutarse un comando</text:span></text:p>
      <text:list xml:id="list315641148" text:style-name="L41">
        <text:list-item>
          <text:p text:style-name="P197">time [comando]</text:p>
        </text:list-item>
      </text:list>
      <text:p text:style-name="P75">top – <text:span text:style-name="T74">Muestra y actualiza los procesos cada tres segundos.</text:span></text:p>
      <text:list xml:id="list832890496" text:style-name="L42">
        <text:list-item>
          <text:p text:style-name="P198">top (salimos con la tecla Q)</text:p>
        </text:list-item>
      </text:list>
      <text:p text:style-name="P67"/>
      <text:p text:style-name="P67"/>
      <text:p text:style-name="P6">Comandos para la gestión de</text:p>
      <text:p text:style-name="P6">archivos / directorios en GNU/Linux</text:p>
      <text:p text:style-name="P131"/>
      <text:p text:style-name="P125">1.- Caracteres comodines</text:p>
      <text:p text:style-name="P69"/>
      <text:p text:style-name="P69">Substituyen a un carácter o a un conjunto de caracteres.</text:p>
      <text:p text:style-name="P125"><text:span text:style-name="T15">* – </text:span><text:span text:style-name="T2">Substituye a una cadena de caracteres de cualquier tamaño</text:span></text:p>
      <text:p text:style-name="P125"><text:span text:style-name="T15">? – </text:span><text:span text:style-name="T2">Substituye a un único carácter</text:span></text:p>
      <text:p text:style-name="P125"><text:span text:style-name="T16">[ ]</text:span><text:span text:style-name="T15"> – </text:span><text:span text:style-name="T8">Dentro puede haber un conjunto o rango de caracteres.</text:span></text:p>
      <text:p text:style-name="P126"><text:span text:style-name="T15">{ } – </text:span><text:span text:style-name="T2">Dentro puede haber una cadena o varias cadenas de caracteres separadas por comas</text:span></text:p>
      <text:p text:style-name="P58"/>
      <text:p text:style-name="P126">2.- Caracteres de escape</text:p>
      <text:p text:style-name="P68"/>
      <text:p text:style-name="P68">Algunos caracteres no son imprimibles y pueden dar errores, en estos casos se incluyen estos caracteres poniéndolos entre comillas ( “ “ ) o bien la contrabarra ( \ )</text:p>
      <text:p text:style-name="P68"/>
      <text:p text:style-name="P126">3.- Comandos empleados</text:p>
      <text:p text:style-name="P68"/>
      <text:p text:style-name="P76">ls – <text:span text:style-name="T74">Muestra información sobre ficheros y directorios</text:span></text:p>
      <text:list xml:id="list137510247" text:style-name="L43">
        <text:list-item>
          <text:p text:style-name="P199">ls (opciones) [directorio/archivo]</text:p>
          <text:list>
            <text:list-item>
              <text:p text:style-name="P199">-l : Muestra la información en formato <text:span text:style-name="T100">largo</text:span>, muestra los permisos</text:p>
            </text:list-item>
            <text:list-item>
              <text:p text:style-name="P199">-h : Muestra los ficheros con unidades de medida adecuadas, usar con “l” o “s”</text:p>
            </text:list-item>
            <text:list-item>
              <text:p text:style-name="P199">-i : Muestra el i-nodo del fichero</text:p>
            </text:list-item>
            <text:list-item>
              <text:p text:style-name="P199">-n : como -l pe<text:span text:style-name="T110">r</text:span>o muestra el GID y el UID en vez de los nombres</text:p>
            </text:list-item>
            <text:list-item>
              <text:p text:style-name="P236"><text:span text:style-name="T74">-</text:span><text:span text:style-name="T77">R : Muestra la información de forma recursiva</text:span></text:p>
            </text:list-item>
            <text:list-item>
              <text:p text:style-name="P200">-s : Muestra el tamaño de los bloques de cada fichero</text:p>
            </text:list-item>
            <text:list-item>
              <text:p text:style-name="P200">-S: Ordena los ficheros por tamaño</text:p>
            </text:list-item>
          </text:list>
        </text:list-item>
      </text:list>
      <text:p text:style-name="P77">pwd – <text:span text:style-name="T74">Muestra la ruta absoluta del directorio donde nos encontramos</text:span></text:p>
      <text:list xml:id="list423533158" text:style-name="L44">
        <text:list-item>
          <text:p text:style-name="P201">pwd</text:p>
        </text:list-item>
      </text:list>
      <text:p text:style-name="P77">mkdir – <text:span text:style-name="T74">Crea directorios</text:span></text:p>
      <text:list xml:id="list125329873" text:style-name="L45">
        <text:list-item>
          <text:p text:style-name="P237"><text:span text:style-name="T74">mkdir (opciones) </text:span><text:span text:style-name="T45">ruta y nombre directorio</text:span></text:p>
          <text:list>
            <text:list-item>
              <text:p text:style-name="P237"><text:span text:style-name="T74">No ha opciones interesantes, pero haberlas ah</text:span><text:span text:style-name="T78">y</text:span><text:span text:style-name="T74">las.</text:span></text:p>
            </text:list-item>
          </text:list>
        </text:list-item>
      </text:list>
      <text:p text:style-name="P85"/>
      <text:p text:style-name="P86">cd – <text:span text:style-name="T74">Cambia de directorio</text:span></text:p>
      <text:list xml:id="list1501606085" text:style-name="L46">
        <text:list-item>
          <text:p text:style-name="P238"><text:span text:style-name="T74">cd (opciones) ó </text:span><text:span text:style-name="T79">(</text:span><text:span text:style-name="T45">ruta del directorio</text:span><text:span text:style-name="T79">)</text:span></text:p>
          <text:list>
            <text:list-item>
              <text:p text:style-name="P202">- : Cambia al directorio anterior al actual</text:p>
            </text:list-item>
            <text:list-item>
              <text:p text:style-name="P202">.. : Cambia al directorio padre</text:p>
            </text:list-item>
            <text:list-item>
              <text:p text:style-name="P202">~ : Nos lleva a nuestro directorio home</text:p>
            </text:list-item>
          </text:list>
        </text:list-item>
      </text:list>
      <text:p text:style-name="P78">rmdir – <text:span text:style-name="T74">Borra </text:span><text:span text:style-name="T80">solo </text:span><text:span text:style-name="T74">directorios si están vacíos</text:span></text:p>
      <text:list xml:id="list3742807955" text:style-name="L47">
        <text:list-item>
          <text:p text:style-name="P239"><text:span text:style-name="T74">rmdir </text:span><text:span text:style-name="T45">nombre directorio</text:span><text:span text:style-name="T74"> </text:span></text:p>
        </text:list-item>
      </text:list>
      <text:p text:style-name="P78">rm – <text:span text:style-name="T74">Borra ficheros y directorios</text:span></text:p>
      <text:list xml:id="list980875528" text:style-name="L48">
        <text:list-item>
          <text:p text:style-name="P241"><text:span text:style-name="T74">rm (opciones) </text:span><text:span text:style-name="T81">[directorio/archivo]</text:span></text:p>
        </text:list-item>
      </text:list>
      <text:list xml:id="list3660446264" text:style-name="L49">
        <text:list-item>
          <text:list>
            <text:list-item>
              <text:p text:style-name="P203">-d : Borra el directorio aunque no esté vacío</text:p>
            </text:list-item>
            <text:list-item>
              <text:p text:style-name="P240"><text:span text:style-name="T74">-r : Borra el directorio aunque no esté vacío </text:span><text:span text:style-name="T80">de forma recursiva.</text:span></text:p>
            </text:list-item>
          </text:list>
        </text:list-item>
      </text:list>
      <text:p text:style-name="P79">cp – <text:span text:style-name="T74">Copia uno o varios archivos en otro fichero o directorio</text:span></text:p>
      <text:list xml:id="list2522856238" text:style-name="L50">
        <text:list-item>
          <text:p text:style-name="P204">cp (opciones) fichero/directorio destino</text:p>
          <text:list>
            <text:list-item>
              <text:p text:style-name="P204">-f : Fuerza la copia</text:p>
            </text:list-item>
            <text:list-item>
              <text:p text:style-name="P204">-a : Muestra archivos ocultos</text:p>
            </text:list-item>
            <text:list-item>
              <text:p text:style-name="P204">-r : Copia directorios y archivos de forma recursiva</text:p>
            </text:list-item>
          </text:list>
        </text:list-item>
      </text:list>
      <text:p text:style-name="P79">mv – <text:span text:style-name="T74">Mueve un fichero a otro directorio/fichero. Usado para renombrar</text:span></text:p>
      <text:list xml:id="list2847371693" text:style-name="L51">
        <text:list-item>
          <text:p text:style-name="P205">mv (opciones) fichero destino</text:p>
          <text:list>
            <text:list-item>
              <text:p text:style-name="P242"><text:span text:style-name="T74">-</text:span><text:span text:style-name="T82">i : Pregunta antes de sobrescribir</text:span></text:p>
            </text:list-item>
            <text:list-item>
              <text:p text:style-name="P206">-f : fuerza la sobrescritura</text:p>
            </text:list-item>
            <text:list-item>
              <text:p text:style-name="P242"><text:span text:style-name="T82">-</text:span><text:span text:style-name="T83">u : Mueve solo si el destino no existe</text:span></text:p>
            </text:list-item>
          </text:list>
        </text:list-item>
      </text:list>
      <text:p text:style-name="P80">file – <text:span text:style-name="T74">Muestra el tipo de fichero</text:span></text:p>
      <text:list xml:id="list3348841066" text:style-name="L52">
        <text:list-item>
          <text:p text:style-name="P243"><text:span text:style-name="T74">file </text:span><text:span text:style-name="T45">nombre de fichero/directorio</text:span></text:p>
        </text:list-item>
      </text:list>
      <text:p text:style-name="P80">du – <text:span text:style-name="T74">Muestra el espacio que ocupa el fichero o directorio</text:span></text:p>
      <text:list xml:id="list2350191296" text:style-name="L53">
        <text:list-item>
          <text:p text:style-name="P244"><text:span text:style-name="T74">du (opciones) </text:span><text:span text:style-name="T45">nombre fichero/directorio</text:span></text:p>
          <text:list>
            <text:list-item>
              <text:p text:style-name="P207">-h : muestra la informacion en unidades de medida entendibles</text:p>
            </text:list-item>
          </text:list>
        </text:list-item>
      </text:list>
      <text:p text:style-name="P80">df – <text:span text:style-name="T74">Muestra el espacio libre de los dispositivos de almacenamiento.</text:span></text:p>
      <text:list xml:id="list3823458885" text:style-name="L54">
        <text:list-item>
          <text:p text:style-name="P208">df (opciones)</text:p>
          <text:list>
            <text:list-item>
              <text:p text:style-name="P208">-h : muestra la informacion en unidades de medida entendibles</text:p>
            </text:list-item>
            <text:list-item>
              <text:p text:style-name="P208">-a : Muestra hasta los archivos de tamaño 0</text:p>
            </text:list-item>
          </text:list>
        </text:list-item>
      </text:list>
      <text:p text:style-name="P80">cat – <text:span text:style-name="T74">Muestra el contenido de los ficheros, también puede crearlos mediante redireccionamientos</text:span></text:p>
      <text:list xml:id="list3252268818" text:style-name="L55">
        <text:list-item>
          <text:p text:style-name="P245"><text:span text:style-name="T74">cat (opciones) </text:span><text:span text:style-name="T45">fichero</text:span></text:p>
          <text:list>
            <text:list-item>
              <text:p text:style-name="P209">-n : muestra todas las lineas</text:p>
            </text:list-item>
            <text:list-item>
              <text:p text:style-name="P245"><text:span text:style-name="T74">&gt; : </text:span><text:span text:style-name="T84">Redirige la salida a un fichero (se abandona con Ctrl+d)</text:span></text:p>
            </text:list-item>
          </text:list>
        </text:list-item>
      </text:list>
      <text:p text:style-name="P81">head – <text:span text:style-name="T74">Muestra las 10 primeras filas de un fichero</text:span></text:p>
      <text:list xml:id="list548631287" text:style-name="L56">
        <text:list-item>
          <text:p text:style-name="P246"><text:span text:style-name="T74">head (opciones) </text:span><text:span text:style-name="T45">fichero</text:span></text:p>
          <text:list>
            <text:list-item>
              <text:p text:style-name="P210">-n : si adjuntamos un número nos muestra esa cantidad de líneas</text:p>
            </text:list-item>
          </text:list>
        </text:list-item>
      </text:list>
      <text:p text:style-name="P81">tail – <text:span text:style-name="T74">Muestra las 10 últimas filas de un fichero</text:span></text:p>
      <text:list xml:id="list1968559134" text:style-name="L57">
        <text:list-item>
          <text:p text:style-name="P247"><text:span text:style-name="T74">tail (opciones) </text:span><text:span text:style-name="T45">fichero</text:span></text:p>
          <text:list>
            <text:list-item>
              <text:p text:style-name="P211">-n : si adjuntamos un número nos muestra esa cantidad de líneas</text:p>
            </text:list-item>
          </text:list>
        </text:list-item>
      </text:list>
      <text:p text:style-name="P82">wc – <text:span text:style-name="T74">Muestra el número del tipo de opción que se le indique.</text:span></text:p>
      <text:list xml:id="list4030505398" text:style-name="L58">
        <text:list-item>
          <text:p text:style-name="P248"><text:span text:style-name="T74">wc (opciones) </text:span><text:span text:style-name="T45">fichero</text:span></text:p>
          <text:list>
            <text:list-item>
              <text:p text:style-name="P212">-c : muestra el número de bytes</text:p>
            </text:list-item>
            <text:list-item>
              <text:p text:style-name="P212">-m : Muestra el número de caracteres</text:p>
            </text:list-item>
            <text:list-item>
              <text:p text:style-name="P212">-l : muestra el número de líneas</text:p>
            </text:list-item>
            <text:list-item>
              <text:p text:style-name="P212">-w : Muestra el número de palabras</text:p>
            </text:list-item>
            <text:list-item>
              <text:p text:style-name="P212">-L : Muestra la línea más larga</text:p>
            </text:list-item>
          </text:list>
        </text:list-item>
      </text:list>
      <text:p text:style-name="Standard"><text:span text:style-name="T38">more – </text:span><text:span text:style-name="T31">Muestra el contenido de forma paginada</text:span></text:p>
      <text:list xml:id="list948665351" text:style-name="L59">
        <text:list-item>
          <text:p text:style-name="P261"><text:span text:style-name="T25">more </text:span><text:span text:style-name="T41">fichero</text:span></text:p>
        </text:list-item>
      </text:list>
      <text:p text:style-name="P139"><text:span text:style-name="T39">less</text:span><text:span text:style-name="T38"> – </text:span><text:span text:style-name="T31">Muestra el contenido de forma paginada, </text:span><text:span text:style-name="T35">se pueden usar las teclas de dirección</text:span></text:p>
      <text:list xml:id="list183906092404651" text:continue-numbering="true" text:style-name="L59">
        <text:list-item>
          <text:p text:style-name="P262"><text:span text:style-name="T35">less</text:span><text:span text:style-name="T25"> </text:span><text:span text:style-name="T41">fichero</text:span></text:p>
        </text:list-item>
      </text:list>
      <text:p text:style-name="P138"><text:span text:style-name="T37">sort – </text:span><text:span text:style-name="T25">Muestra en orden ascendente un fichero. Se pueden concatenar archivos redirecionandolos</text:span></text:p>
      <text:list xml:id="list2814910603" text:style-name="L60">
        <text:list-item>
          <text:p text:style-name="P263"><text:span text:style-name="T25">sort (opciones) </text:span><text:span text:style-name="T41">fichero</text:span></text:p>
          <text:list>
            <text:list-item>
              <text:p text:style-name="P213">-c : <text:span text:style-name="T101">C</text:span>omprueba si está ordenado</text:p>
            </text:list-item>
            <text:list-item>
              <text:p text:style-name="P213">-r : <text:span text:style-name="T101">O</text:span>rdena en sentido inverso</text:p>
            </text:list-item>
            <text:list-item>
              <text:p text:style-name="P213">-f : <text:span text:style-name="T101">S</text:span>e vuelve case insensitive</text:p>
            </text:list-item>
            <text:list-item>
              <text:p text:style-name="P213">-n : <text:span text:style-name="T101">O</text:span>rdena de forma numérica</text:p>
            </text:list-item>
            <text:list-item>
              <text:p text:style-name="P213">-u : Elimina líneas repetidas</text:p>
            </text:list-item>
            <text:list-item>
              <text:p text:style-name="P214">-<text:span text:style-name="T92">t : </text:span><text:span text:style-name="T93">Usa el carácter especificado entre comillas como delimitador</text:span></text:p>
            </text:list-item>
            <text:list-item>
              <text:p text:style-name="P214">-<text:span text:style-name="T92">k : </text:span><text:span text:style-name="T111">Selecciona</text:span><text:span text:style-name="T93"> los campos indicados (uno, un rango, varios separados por comas)</text:span></text:p>
            </text:list-item>
          </text:list>
        </text:list-item>
      </text:list>
      <text:p text:style-name="P136"><text:span text:style-name="T40">ln – </text:span><text:span text:style-name="T25">Crea un enlace </text:span><text:span text:style-name="T36">físico </text:span><text:span text:style-name="T25">al archivo/directorio indicado. A un directorio el enlace será simbólico.</text:span></text:p>
      <text:list xml:id="list3168698081" text:style-name="L61">
        <text:list-item>
          <text:p text:style-name="P264"><text:span text:style-name="T25">ln (opciones) </text:span><text:span text:style-name="T42">nombre fichero/directorio</text:span></text:p>
          <text:list>
            <text:list-item>
              <text:p text:style-name="P264"><text:span text:style-name="T30">-</text:span><text:span text:style-name="T25">s : crea un enlace simbólico</text:span></text:p>
            </text:list-item>
            <text:list-item>
              <text:p text:style-name="P215">-t : especifica donde se van a crear los enlaces</text:p>
            </text:list-item>
          </text:list>
        </text:list-item>
      </text:list>
      <text:p text:style-name="P136"><text:span text:style-name="T40">cut – </text:span><text:span text:style-name="T25">Muestra solo ciertas líneas verticales de los ficheros</text:span></text:p>
      <text:list xml:id="list700583791" text:style-name="L62">
        <text:list-item>
          <text:p text:style-name="P265"><text:span text:style-name="T25">cut (opciones) </text:span><text:span text:style-name="T41">ficheros</text:span></text:p>
          <text:list>
            <text:list-item>
              <text:p text:style-name="P268"><text:span text:style-name="T19">-</text:span><text:span text:style-name="T22">d : Usa el carácter especificado entre comillas como delimitador</text:span></text:p>
            </text:list-item>
            <text:list-item>
              <text:p text:style-name="P216">-f : Muestra los campos indicados (uno, un rango, varios separados por comas)</text:p>
            </text:list-item>
            <text:list-item>
              <text:p text:style-name="P216">-c : Muestra los caracteres que se especifiquen de cada columna.</text:p>
            </text:list-item>
          </text:list>
        </text:list-item>
      </text:list>
      <text:p text:style-name="P137"><text:span text:style-name="T40">grep – </text:span><text:span text:style-name="T25">Devuelve todas las líneas que contienen un patrón (texto) determinado.</text:span></text:p>
      <text:list xml:id="list2174813891" text:style-name="L63">
        <text:list-item>
          <text:p text:style-name="P266"><text:span text:style-name="T35">g</text:span><text:span text:style-name="T25">rep (opciones) [</text:span><text:span text:style-name="T32">patrón</text:span><text:span text:style-name="T25">] </text:span><text:span text:style-name="T41">archivo</text:span></text:p>
          <text:list>
            <text:list-item>
              <text:p text:style-name="P266"><text:span text:style-name="T25">-</text:span><text:span text:style-name="T32">i : se vuelve case insensitive</text:span></text:p>
            </text:list-item>
            <text:list-item>
              <text:p text:style-name="P217">-n : muestra el numero de cada línea que contiene el patrón</text:p>
            </text:list-item>
            <text:list-item>
              <text:p text:style-name="P217">-c : Muestra la cantidad de lineas que contienen el patrón</text:p>
            </text:list-item>
            <text:list-item>
              <text:p text:style-name="P217">-r : busca en un directorio de manera recursiva</text:p>
            </text:list-item>
            <text:list-item>
              <text:p text:style-name="P217">-l : Muestra solo el nombre de los ficheros donde encontró el patrón</text:p>
            </text:list-item>
            <text:list-item>
              <text:p text:style-name="P217">-v : Muestra las líneas que no contienen el patrón</text:p>
              <text:list>
                <text:list-item>
                  <text:p text:style-name="P218">patrón: Muestra lineas que contengan la cadena patrón</text:p>
                </text:list-item>
                <text:list-item>
                  <text:p text:style-name="P217">^patrón : Muestra lineas que empiezan por el patrón</text:p>
                </text:list-item>
                <text:list-item>
                  <text:p text:style-name="P218">^[^patrón] : Muestra lineas que no empiezan por el patrón</text:p>
                </text:list-item>
                <text:list-item>
                  <text:p text:style-name="P267"><text:span text:style-name="T25">patrón$ : Muestra lineas que </text:span><text:span text:style-name="T33">terminan</text:span><text:span text:style-name="T25"> por el patrón</text:span></text:p>
                </text:list-item>
                <text:list-item>
                  <text:p text:style-name="P267"><text:span text:style-name="T25">^[</text:span><text:span text:style-name="T33">patrón$] : </text:span><text:span text:style-name="T25">Muestra lineas que </text:span><text:span text:style-name="T33">no terminan</text:span><text:span text:style-name="T25"> por el patrón</text:span></text:p>
                </text:list-item>
              </text:list>
            </text:list-item>
          </text:list>
        </text:list-item>
      </text:list>
      <text:p text:style-name="P83">locate – <text:span text:style-name="T74">Busca archivos dentro del sistema de archivos.</text:span></text:p>
      <text:list xml:id="list1963850542" text:style-name="L64">
        <text:list-item>
          <text:p text:style-name="P249"><text:span text:style-name="T74">locate </text:span><text:span text:style-name="T45">fichero</text:span></text:p>
        </text:list-item>
      </text:list>
      <text:p text:style-name="P83">find – <text:span text:style-name="T74">Busca de forma recursiva todos los ficheros que cumplan unas condiciones.</text:span></text:p>
      <text:list xml:id="list1253514329" text:style-name="L65">
        <text:list-item>
          <text:p text:style-name="P219">find [ruta] (opciones)</text:p>
          <text:list>
            <text:list-item>
              <text:p text:style-name="P250"><text:span text:style-name="T74">-</text:span><text:span text:style-name="T85">name &lt;expresión&gt; : especifica patrones para los ficheros a buscar</text:span></text:p>
            </text:list-item>
            <text:list-item>
              <text:p text:style-name="P220">-iname &lt;expresión&gt; : especifica patrones para los ficheros a buscar (case insensitive)</text:p>
            </text:list-item>
            <text:list-item>
              <text:p text:style-name="P220">-type : tipo de fichero a buscar (d directorio, f archivo)</text:p>
            </text:list-item>
            <text:list-item>
              <text:p text:style-name="P220">-size ± &lt;n&gt; : Tamaño máximo a buscar</text:p>
            </text:list-item>
            <text:list-item>
              <text:p text:style-name="P251"><text:span text:style-name="T74">-</text:span><text:span text:style-name="T86">perm </text:span><text:span text:style-name="T74">± &lt;</text:span><text:span text:style-name="T86">modo&gt; : especifica los permisos a buscar</text:span></text:p>
            </text:list-item>
          </text:list>
        </text:list-item>
      </text:list>
      <text:p text:style-name="P84">diff – <text:span text:style-name="T74">Permite comparar ficheros de texto linea a linea</text:span></text:p>
      <text:list xml:id="list167353284" text:style-name="L66">
        <text:list-item>
          <text:p text:style-name="P252"><text:span text:style-name="T74">diff (opciones) </text:span><text:span text:style-name="T45">fichero-</text:span><text:span text:style-name="T46">desde</text:span><text:span text:style-name="T45"> fichero-</text:span><text:span text:style-name="T46">hasta</text:span></text:p>
          <text:list>
            <text:list-item>
              <text:p text:style-name="P221">-<text:span text:style-name="T101">r : Busca de forma recursiva</text:span></text:p>
            </text:list-item>
            <text:list-item>
              <text:p text:style-name="P221">-<text:span text:style-name="T102">u : Muestra la di</text:span><text:span text:style-name="T103">f</text:span><text:span text:style-name="T102">er</text:span><text:span text:style-name="T103">e</text:span><text:span text:style-name="T102">ncia </text:span><text:span text:style-name="T103">en tres lineas</text:span></text:p>
            </text:list-item>
          </text:list>
        </text:list-item>
      </text:list>
      <text:p text:style-name="P253">uniq – <text:span text:style-name="T74">Elimina las líneas duplicadas de un fichero ordenado</text:span></text:p>
      <text:list xml:id="list3522332984" text:style-name="L67">
        <text:list-item>
          <text:p text:style-name="P254"><text:span text:style-name="T74">sort </text:span><text:span text:style-name="T45">archivo</text:span><text:span text:style-name="T74"> | uniq (opciones) </text:span></text:p>
          <text:list>
            <text:list-item>
              <text:p text:style-name="P254"><text:span text:style-name="T74">-</text:span><text:span text:style-name="T90">c : Genera un informe de salida precedida por un contador de líneas repetidas</text:span></text:p>
            </text:list-item>
            <text:list-item>
              <text:p text:style-name="P254"><text:span text:style-name="T90">-i : Case insensitive</text:span></text:p>
            </text:list-item>
          </text:list>
        </text:list-item>
      </text:list>
      <text:p text:style-name="P58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15:20.965225171</meta:creation-date>
    <dc:date>2024-05-22T18:37:55.191401023</dc:date>
    <meta:editing-duration>PT6H55M35S</meta:editing-duration>
    <meta:editing-cycles>93</meta:editing-cycles>
    <meta:generator>LibreOffice/7.3.7.2$Linux_X86_64 LibreOffice_project/30$Build-2</meta:generator>
    <meta:document-statistic meta:table-count="0" meta:image-count="0" meta:object-count="0" meta:page-count="11" meta:paragraph-count="425" meta:word-count="4150" meta:character-count="24137" meta:non-whitespace-character-count="20615"/>
  </office:meta>
</office:document-meta>
</file>